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size="20pt" style:font-size-asian="20pt" style:font-size-complex="20pt"/>
    </style:style>
    <style:style style:name="P3" style:parent-style-name="Normal" style:family="paragraph">
      <style:text-properties fo:font-size="20pt" style:font-size-asian="20pt" style:font-size-complex="20pt"/>
    </style:style>
    <style:style style:name="P4" style:parent-style-name="Normal" style:family="paragraph">
      <style:text-properties fo:font-size="20pt" style:font-size-asian="20pt" style:font-size-complex="20pt"/>
    </style:style>
    <style:style style:name="P5" style:parent-style-name="Normal" style:family="paragraph">
      <style:text-properties fo:font-size="20pt" style:font-size-asian="20pt" style:font-size-complex="20pt"/>
    </style:style>
    <style:style style:name="P6" style:parent-style-name="Normal" style:family="paragraph">
      <style:text-properties fo:font-size="20pt" style:font-size-asian="20pt" style:font-size-complex="20pt"/>
    </style:style>
    <style:style style:name="P7" style:parent-style-name="Normal" style:family="paragraph">
      <style:text-properties fo:font-size="20pt" style:font-size-asian="20pt" style:font-size-complex="20pt"/>
    </style:style>
    <style:style style:name="P8" style:parent-style-name="Normal" style:family="paragraph">
      <style:text-properties fo:font-size="20pt" style:font-size-asian="20pt" style:font-size-complex="20pt"/>
    </style:style>
    <style:style style:name="P9" style:parent-style-name="Normal" style:family="paragraph">
      <style:text-properties fo:font-size="20pt" style:font-size-asian="20pt" style:font-size-complex="20pt"/>
    </style:style>
    <style:style style:name="P10" style:parent-style-name="Normal" style:family="paragraph">
      <style:text-properties fo:font-size="20pt" style:font-size-asian="20pt" style:font-size-complex="20pt"/>
    </style:style>
    <style:style style:name="P11" style:parent-style-name="Normal" style:family="paragraph">
      <style:text-properties fo:font-size="20pt" style:font-size-asian="20pt" style:font-size-complex="20pt"/>
    </style:style>
    <style:style style:name="P12" style:parent-style-name="Normal" style:family="paragraph">
      <style:text-properties fo:font-size="20pt" style:font-size-asian="20pt" style:font-size-complex="20pt"/>
    </style:style>
    <style:style style:name="P13" style:parent-style-name="Normal" style:family="paragraph">
      <style:text-properties fo:font-size="20pt" style:font-size-asian="20pt" style:font-size-complex="20pt"/>
    </style:style>
    <style:style style:name="P14" style:parent-style-name="Normal" style:family="paragraph">
      <style:text-properties fo:font-size="20pt" style:font-size-asian="20pt" style:font-size-complex="20pt"/>
    </style:style>
    <style:style style:name="P15" style:parent-style-name="Normal" style:family="paragraph">
      <style:text-properties fo:font-size="20pt" style:font-size-asian="20pt" style:font-size-complex="20pt"/>
    </style:style>
    <style:style style:name="P16" style:parent-style-name="Normal" style:family="paragraph">
      <style:text-properties fo:font-size="20pt" style:font-size-asian="20pt" style:font-size-complex="20pt"/>
    </style:style>
    <style:style style:name="P17" style:parent-style-name="Normal" style:family="paragraph">
      <style:text-properties fo:font-size="20pt" style:font-size-asian="20pt" style:font-size-complex="20pt"/>
    </style:style>
    <style:style style:name="P18" style:parent-style-name="Normal" style:family="paragraph">
      <style:text-properties fo:font-size="20pt" style:font-size-asian="20pt" style:font-size-complex="20pt"/>
    </style:style>
    <style:style style:name="P19" style:parent-style-name="Normal" style:family="paragraph">
      <style:text-properties fo:font-size="20pt" style:font-size-asian="20pt" style:font-size-complex="20pt"/>
    </style:style>
    <style:style style:name="P20" style:parent-style-name="Normal" style:family="paragraph">
      <style:text-properties fo:font-size="20pt" style:font-size-asian="20pt" style:font-size-complex="20pt"/>
    </style:style>
    <style:style style:name="P21" style:parent-style-name="Normal" style:family="paragraph">
      <style:text-properties fo:font-size="20pt" style:font-size-asian="20pt" style:font-size-complex="20pt"/>
    </style:style>
    <style:style style:name="P22" style:parent-style-name="Normal" style:family="paragraph">
      <style:text-properties fo:font-size="20pt" style:font-size-asian="20pt" style:font-size-complex="20pt"/>
    </style:style>
    <style:style style:name="P23" style:parent-style-name="Normal" style:family="paragraph">
      <style:text-properties fo:font-size="20pt" style:font-size-asian="20pt" style:font-size-complex="20pt"/>
    </style:style>
    <style:style style:name="P24" style:parent-style-name="Normal" style:family="paragraph">
      <style:text-properties fo:font-size="20pt" style:font-size-asian="20pt" style:font-size-complex="20pt"/>
    </style:style>
    <style:style style:name="P25" style:parent-style-name="Normal" style:family="paragraph">
      <style:text-properties fo:font-size="20pt" style:font-size-asian="20pt" style:font-size-complex="20pt"/>
    </style:style>
    <style:style style:name="P26" style:parent-style-name="Normal" style:family="paragraph">
      <style:text-properties fo:font-size="20pt" style:font-size-asian="20pt" style:font-size-complex="20pt"/>
    </style:style>
    <style:style style:name="P27" style:parent-style-name="Normal" style:family="paragraph">
      <style:text-properties fo:font-size="20pt" style:font-size-asian="20pt" style:font-size-complex="20pt"/>
    </style:style>
    <style:style style:name="P28" style:parent-style-name="Normal" style:family="paragraph">
      <style:text-properties fo:font-size="20pt" style:font-size-asian="20pt" style:font-size-complex="20pt"/>
    </style:style>
    <style:style style:name="P29" style:parent-style-name="Normal" style:family="paragraph">
      <style:text-properties fo:font-size="20pt" style:font-size-asian="20pt" style:font-size-complex="20pt"/>
    </style:style>
    <style:style style:name="P30" style:parent-style-name="Normal" style:family="paragraph">
      <style:text-properties fo:font-size="20pt" style:font-size-asian="20pt" style:font-size-complex="20pt"/>
    </style:style>
    <style:style style:name="P31" style:parent-style-name="Normal" style:family="paragraph">
      <style:text-properties fo:font-size="20pt" style:font-size-asian="20pt" style:font-size-complex="20pt"/>
    </style:style>
    <style:style style:name="P32" style:parent-style-name="Normal" style:family="paragraph">
      <style:text-properties fo:font-size="20pt" style:font-size-asian="20pt" style:font-size-complex="20pt"/>
    </style:style>
    <style:style style:name="P33" style:parent-style-name="Normal" style:family="paragraph">
      <style:text-properties fo:font-size="20pt" style:font-size-asian="20pt" style:font-size-complex="20pt"/>
    </style:style>
    <style:style style:name="P34" style:parent-style-name="Normal" style:family="paragraph">
      <style:text-properties fo:font-size="20pt" style:font-size-asian="20pt" style:font-size-complex="20pt"/>
    </style:style>
    <style:style style:name="P35" style:parent-style-name="Normal" style:family="paragraph">
      <style:text-properties fo:font-size="20pt" style:font-size-asian="20pt" style:font-size-complex="20pt"/>
    </style:style>
    <style:style style:name="P36" style:parent-style-name="Normal" style:family="paragraph">
      <style:text-properties fo:font-size="20pt" style:font-size-asian="20pt" style:font-size-complex="20pt"/>
    </style:style>
    <style:style style:name="P37" style:parent-style-name="Normal" style:family="paragraph">
      <style:text-properties fo:font-size="20pt" style:font-size-asian="20pt" style:font-size-complex="20pt"/>
    </style:style>
    <style:style style:name="P38" style:parent-style-name="Normal" style:family="paragraph">
      <style:text-properties fo:font-size="20pt" style:font-size-asian="20pt" style:font-size-complex="20pt"/>
    </style:style>
    <style:style style:name="P39" style:parent-style-name="Normal" style:family="paragraph">
      <style:text-properties fo:font-size="20pt" style:font-size-asian="20pt" style:font-size-complex="20pt"/>
    </style:style>
    <style:style style:name="P40" style:parent-style-name="Normal" style:family="paragraph">
      <style:text-properties fo:font-size="20pt" style:font-size-asian="20pt" style:font-size-complex="20pt"/>
    </style:style>
    <style:style style:name="P41" style:parent-style-name="Normal" style:family="paragraph">
      <style:text-properties fo:font-size="20pt" style:font-size-asian="20pt" style:font-size-complex="20pt"/>
    </style:style>
    <style:style style:name="P42" style:parent-style-name="Normal" style:family="paragraph">
      <style:text-properties fo:font-size="20pt" style:font-size-asian="20pt" style:font-size-complex="20pt"/>
    </style:style>
    <style:style style:name="P43" style:parent-style-name="Normal" style:family="paragraph">
      <style:text-properties fo:font-size="20pt" style:font-size-asian="20pt" style:font-size-complex="20pt"/>
    </style:style>
    <style:style style:name="P44" style:parent-style-name="Normal" style:family="paragraph">
      <style:text-properties fo:font-size="20pt" style:font-size-asian="20pt" style:font-size-complex="20pt"/>
    </style:style>
    <style:style style:name="P45" style:parent-style-name="Normal" style:family="paragraph">
      <style:text-properties fo:font-size="20pt" style:font-size-asian="20pt" style:font-size-complex="20pt"/>
    </style:style>
    <style:style style:name="P46" style:parent-style-name="Normal" style:family="paragraph">
      <style:text-properties fo:font-size="20pt" style:font-size-asian="20pt" style:font-size-complex="20pt"/>
    </style:style>
    <style:style style:name="P47" style:parent-style-name="Normal" style:family="paragraph">
      <style:text-properties fo:font-size="20pt" style:font-size-asian="20pt" style:font-size-complex="20pt"/>
    </style:style>
    <style:style style:name="P48" style:parent-style-name="Normal" style:family="paragraph">
      <style:text-properties fo:font-size="20pt" style:font-size-asian="20pt" style:font-size-complex="20pt"/>
    </style:style>
    <style:style style:name="P49" style:parent-style-name="Normal" style:family="paragraph">
      <style:text-properties fo:font-size="20pt" style:font-size-asian="20pt" style:font-size-complex="20pt"/>
    </style:style>
    <style:style style:name="P50" style:parent-style-name="Normal" style:family="paragraph">
      <style:text-properties fo:font-size="20pt" style:font-size-asian="20pt" style:font-size-complex="20pt"/>
    </style:style>
    <style:style style:name="P51" style:parent-style-name="Normal" style:family="paragraph">
      <style:text-properties fo:font-size="20pt" style:font-size-asian="20pt" style:font-size-complex="20pt"/>
    </style:style>
    <style:style style:name="P52" style:parent-style-name="Normal" style:family="paragraph">
      <style:text-properties fo:font-size="20pt" style:font-size-asian="20pt" style:font-size-complex="20pt"/>
    </style:style>
    <style:style style:name="P53" style:parent-style-name="Normal" style:family="paragraph">
      <style:text-properties fo:font-size="20pt" style:font-size-asian="20pt" style:font-size-complex="20pt"/>
    </style:style>
    <style:style style:name="P54" style:parent-style-name="Normal" style:family="paragraph">
      <style:text-properties fo:font-size="20pt" style:font-size-asian="20pt" style:font-size-complex="20pt"/>
    </style:style>
    <style:style style:name="P55" style:parent-style-name="Normal" style:family="paragraph">
      <style:text-properties fo:font-size="20pt" style:font-size-asian="20pt" style:font-size-complex="20pt"/>
    </style:style>
    <style:style style:name="P56" style:parent-style-name="Normal" style:family="paragraph">
      <style:text-properties fo:font-size="20pt" style:font-size-asian="20pt" style:font-size-complex="20pt"/>
    </style:style>
    <style:style style:name="P57" style:parent-style-name="Normal" style:family="paragraph">
      <style:text-properties fo:font-size="20pt" style:font-size-asian="20pt" style:font-size-complex="20pt"/>
    </style:style>
    <style:style style:name="P58" style:parent-style-name="Normal" style:family="paragraph">
      <style:text-properties fo:font-size="20pt" style:font-size-asian="20pt" style:font-size-complex="20pt"/>
    </style:style>
    <style:style style:name="P59" style:parent-style-name="Normal" style:family="paragraph">
      <style:text-properties fo:font-size="20pt" style:font-size-asian="20pt" style:font-size-complex="20pt"/>
    </style:style>
    <style:style style:name="P60" style:parent-style-name="Normal" style:family="paragraph">
      <style:text-properties fo:font-size="20pt" style:font-size-asian="20pt" style:font-size-complex="20pt"/>
    </style:style>
    <style:style style:name="P61" style:parent-style-name="Normal" style:family="paragraph">
      <style:text-properties fo:font-size="20pt" style:font-size-asian="20pt" style:font-size-complex="20pt"/>
    </style:style>
    <style:style style:name="P62" style:parent-style-name="Normal" style:family="paragraph">
      <style:text-properties fo:font-size="20pt" style:font-size-asian="20pt" style:font-size-complex="20pt"/>
    </style:style>
    <style:style style:name="P63" style:parent-style-name="Normal" style:family="paragraph">
      <style:text-properties fo:font-size="20pt" style:font-size-asian="20pt" style:font-size-complex="20pt"/>
    </style:style>
    <style:style style:name="P64" style:parent-style-name="Normal" style:family="paragraph">
      <style:text-properties fo:font-size="20pt" style:font-size-asian="20pt" style:font-size-complex="20pt"/>
    </style:style>
    <style:style style:name="P65" style:parent-style-name="Normal" style:family="paragraph">
      <style:text-properties fo:font-size="20pt" style:font-size-asian="20pt" style:font-size-complex="20pt"/>
    </style:style>
    <style:style style:name="P66" style:parent-style-name="Normal" style:family="paragraph">
      <style:text-properties fo:font-size="20pt" style:font-size-asian="20pt" style:font-size-complex="20pt"/>
    </style:style>
    <style:style style:name="P67" style:parent-style-name="Normal" style:family="paragraph">
      <style:text-properties fo:font-size="20pt" style:font-size-asian="20pt" style:font-size-complex="20pt"/>
    </style:style>
    <style:style style:name="P68" style:parent-style-name="Normal" style:family="paragraph">
      <style:text-properties fo:font-size="20pt" style:font-size-asian="20pt" style:font-size-complex="20pt"/>
    </style:style>
    <style:style style:name="P69" style:parent-style-name="Normal" style:family="paragraph">
      <style:text-properties fo:font-size="20pt" style:font-size-asian="20pt" style:font-size-complex="20pt"/>
    </style:style>
    <style:style style:name="P70" style:parent-style-name="Normal" style:family="paragraph">
      <style:text-properties fo:font-size="20pt" style:font-size-asian="20pt" style:font-size-complex="20pt"/>
    </style:style>
    <style:style style:name="P71" style:parent-style-name="Normal" style:family="paragraph">
      <style:text-properties fo:font-size="20pt" style:font-size-asian="20pt" style:font-size-complex="20pt"/>
    </style:style>
    <style:style style:name="P72" style:parent-style-name="Normal" style:family="paragraph">
      <style:text-properties fo:font-size="20pt" style:font-size-asian="20pt" style:font-size-complex="20pt"/>
    </style:style>
    <style:style style:name="P73" style:parent-style-name="Normal" style:family="paragraph">
      <style:text-properties fo:font-size="20pt" style:font-size-asian="20pt" style:font-size-complex="20pt"/>
    </style:style>
    <style:style style:name="P74" style:parent-style-name="Normal" style:family="paragraph">
      <style:text-properties fo:font-size="20pt" style:font-size-asian="20pt" style:font-size-complex="20pt"/>
    </style:style>
    <style:style style:name="P75" style:parent-style-name="Normal" style:family="paragraph">
      <style:text-properties fo:font-size="20pt" style:font-size-asian="20pt" style:font-size-complex="20pt"/>
    </style:style>
    <style:style style:name="P76" style:parent-style-name="Normal" style:family="paragraph">
      <style:text-properties fo:font-size="20pt" style:font-size-asian="20pt" style:font-size-complex="20pt"/>
    </style:style>
    <style:style style:name="P77" style:parent-style-name="Normal" style:family="paragraph">
      <style:text-properties fo:font-size="20pt" style:font-size-asian="20pt" style:font-size-complex="20pt"/>
    </style:style>
    <style:style style:name="P78" style:parent-style-name="Normal" style:family="paragraph">
      <style:text-properties fo:font-size="20pt" style:font-size-asian="20pt" style:font-size-complex="20pt"/>
    </style:style>
    <style:style style:name="P79" style:parent-style-name="Normal" style:family="paragraph">
      <style:text-properties fo:font-size="20pt" style:font-size-asian="20pt" style:font-size-complex="20pt"/>
    </style:style>
    <style:style style:name="P80" style:parent-style-name="Normal" style:family="paragraph">
      <style:text-properties fo:font-size="20pt" style:font-size-asian="20pt" style:font-size-complex="20pt"/>
    </style:style>
    <style:style style:name="P81" style:parent-style-name="Normal" style:family="paragraph">
      <style:text-properties fo:font-size="20pt" style:font-size-asian="20pt" style:font-size-complex="20pt"/>
    </style:style>
    <style:style style:name="P82" style:parent-style-name="Normal" style:family="paragraph">
      <style:text-properties fo:font-size="20pt" style:font-size-asian="20pt" style:font-size-complex="20pt"/>
    </style:style>
    <style:style style:name="P83" style:parent-style-name="Normal" style:family="paragraph">
      <style:text-properties fo:font-size="20pt" style:font-size-asian="20pt" style:font-size-complex="20pt"/>
    </style:style>
    <style:style style:name="P84" style:parent-style-name="Normal" style:family="paragraph">
      <style:text-properties fo:font-size="20pt" style:font-size-asian="20pt" style:font-size-complex="20pt"/>
    </style:style>
    <style:style style:name="P85" style:parent-style-name="Normal" style:family="paragraph">
      <style:text-properties fo:font-size="20pt" style:font-size-asian="20pt" style:font-size-complex="20pt"/>
    </style:style>
    <style:style style:name="P86" style:parent-style-name="Normal" style:family="paragraph">
      <style:text-properties fo:font-size="20pt" style:font-size-asian="20pt" style:font-size-complex="20pt"/>
    </style:style>
    <style:style style:name="P87" style:parent-style-name="Normal" style:family="paragraph">
      <style:text-properties fo:font-size="20pt" style:font-size-asian="20pt" style:font-size-complex="20pt"/>
    </style:style>
    <style:style style:name="P88" style:parent-style-name="Normal" style:family="paragraph">
      <style:text-properties fo:font-size="20pt" style:font-size-asian="20pt" style:font-size-complex="20pt"/>
    </style:style>
    <style:style style:name="P89" style:parent-style-name="Normal" style:family="paragraph">
      <style:text-properties fo:font-size="20pt" style:font-size-asian="20pt" style:font-size-complex="20pt"/>
    </style:style>
    <style:style style:name="P90" style:parent-style-name="Normal" style:family="paragraph">
      <style:text-properties fo:font-size="20pt" style:font-size-asian="20pt" style:font-size-complex="20pt"/>
    </style:style>
    <style:style style:name="P91" style:parent-style-name="Normal" style:family="paragraph">
      <style:text-properties fo:font-size="20pt" style:font-size-asian="20pt" style:font-size-complex="20pt"/>
    </style:style>
    <style:style style:name="P92" style:parent-style-name="Normal" style:family="paragraph">
      <style:text-properties fo:font-size="20pt" style:font-size-asian="20pt" style:font-size-complex="20pt"/>
    </style:style>
    <style:style style:name="P93" style:parent-style-name="Normal" style:family="paragraph">
      <style:text-properties fo:font-size="20pt" style:font-size-asian="20pt" style:font-size-complex="20pt"/>
    </style:style>
    <style:style style:name="P94" style:parent-style-name="Normal" style:family="paragraph">
      <style:text-properties fo:font-size="20pt" style:font-size-asian="20pt" style:font-size-complex="20pt"/>
    </style:style>
    <style:style style:name="P95" style:parent-style-name="Normal" style:family="paragraph">
      <style:text-properties fo:font-size="20pt" style:font-size-asian="20pt" style:font-size-complex="20pt"/>
    </style:style>
    <style:style style:name="P96" style:parent-style-name="Normal" style:family="paragraph">
      <style:text-properties fo:font-size="20pt" style:font-size-asian="20pt" style:font-size-complex="20pt"/>
    </style:style>
    <style:style style:name="P97" style:parent-style-name="Normal" style:family="paragraph">
      <style:text-properties fo:font-size="20pt" style:font-size-asian="20pt" style:font-size-complex="20pt"/>
    </style:style>
    <style:style style:name="P98" style:parent-style-name="Normal" style:family="paragraph">
      <style:text-properties fo:font-size="20pt" style:font-size-asian="20pt" style:font-size-complex="20pt"/>
    </style:style>
    <style:style style:name="P99" style:parent-style-name="Normal" style:family="paragraph">
      <style:text-properties fo:font-size="20pt" style:font-size-asian="20pt" style:font-size-complex="20pt"/>
    </style:style>
    <style:style style:name="P100" style:parent-style-name="Normal" style:family="paragraph">
      <style:text-properties fo:font-size="20pt" style:font-size-asian="20pt" style:font-size-complex="20pt"/>
    </style:style>
    <style:style style:name="P101" style:parent-style-name="Normal" style:family="paragraph">
      <style:text-properties fo:font-size="20pt" style:font-size-asian="20pt" style:font-size-complex="20pt"/>
    </style:style>
    <style:style style:name="P102" style:parent-style-name="Normal" style:family="paragraph">
      <style:text-properties fo:font-size="20pt" style:font-size-asian="20pt" style:font-size-complex="20pt"/>
    </style:style>
    <style:style style:name="P103" style:parent-style-name="Normal" style:family="paragraph">
      <style:text-properties fo:font-size="20pt" style:font-size-asian="20pt" style:font-size-complex="20pt"/>
    </style:style>
    <style:style style:name="P104" style:parent-style-name="Normal" style:family="paragraph">
      <style:text-properties fo:font-size="20pt" style:font-size-asian="20pt" style:font-size-complex="20pt"/>
    </style:style>
    <style:style style:name="P105" style:parent-style-name="Normal" style:family="paragraph">
      <style:text-properties fo:font-size="20pt" style:font-size-asian="20pt" style:font-size-complex="20pt"/>
    </style:style>
    <style:style style:name="P106" style:parent-style-name="Normal" style:family="paragraph">
      <style:text-properties fo:font-size="20pt" style:font-size-asian="20pt" style:font-size-complex="20pt"/>
    </style:style>
    <style:style style:name="P107" style:parent-style-name="Normal" style:family="paragraph">
      <style:text-properties fo:font-size="20pt" style:font-size-asian="20pt" style:font-size-complex="20pt"/>
    </style:style>
    <style:style style:name="P108" style:parent-style-name="Normal" style:family="paragraph">
      <style:text-properties fo:font-size="20pt" style:font-size-asian="20pt" style:font-size-complex="20pt"/>
    </style:style>
    <style:style style:name="P109" style:parent-style-name="Normal" style:family="paragraph">
      <style:text-properties fo:font-size="20pt" style:font-size-asian="20pt" style:font-size-complex="20pt"/>
    </style:style>
    <style:style style:name="P110" style:parent-style-name="Normal" style:family="paragraph">
      <style:text-properties fo:font-size="20pt" style:font-size-asian="20pt" style:font-size-complex="20pt"/>
    </style:style>
    <style:style style:name="P111" style:parent-style-name="Normal" style:family="paragraph">
      <style:text-properties fo:font-size="20pt" style:font-size-asian="20pt" style:font-size-complex="20pt"/>
    </style:style>
    <style:style style:name="P112" style:parent-style-name="Normal" style:family="paragraph">
      <style:text-properties fo:font-size="20pt" style:font-size-asian="20pt" style:font-size-complex="20pt"/>
    </style:style>
    <style:style style:name="P113" style:parent-style-name="Normal" style:family="paragraph">
      <style:text-properties fo:font-size="20pt" style:font-size-asian="20pt" style:font-size-complex="20pt"/>
    </style:style>
    <style:style style:name="P114" style:parent-style-name="Normal" style:family="paragraph">
      <style:text-properties fo:font-size="20pt" style:font-size-asian="20pt" style:font-size-complex="20pt"/>
    </style:style>
    <style:style style:name="P115" style:parent-style-name="Normal" style:family="paragraph">
      <style:text-properties fo:font-size="20pt" style:font-size-asian="20pt" style:font-size-complex="20pt"/>
    </style:style>
    <style:style style:name="P116" style:parent-style-name="Normal" style:family="paragraph">
      <style:text-properties fo:font-size="20pt" style:font-size-asian="20pt" style:font-size-complex="20pt"/>
    </style:style>
    <style:style style:name="P117" style:parent-style-name="Normal" style:family="paragraph">
      <style:text-properties fo:font-size="20pt" style:font-size-asian="20pt" style:font-size-complex="20pt"/>
    </style:style>
    <style:style style:name="P118" style:parent-style-name="Normal" style:family="paragraph">
      <style:text-properties fo:font-size="20pt" style:font-size-asian="20pt" style:font-size-complex="20pt"/>
    </style:style>
    <style:style style:name="P119" style:parent-style-name="Normal" style:family="paragraph">
      <style:text-properties fo:font-size="20pt" style:font-size-asian="20pt" style:font-size-complex="20pt"/>
    </style:style>
    <style:style style:name="P120" style:parent-style-name="Normal" style:family="paragraph">
      <style:text-properties fo:font-size="20pt" style:font-size-asian="20pt" style:font-size-complex="20pt"/>
    </style:style>
    <style:style style:name="P121" style:parent-style-name="Normal" style:family="paragraph">
      <style:text-properties fo:font-size="20pt" style:font-size-asian="20pt" style:font-size-complex="20pt"/>
    </style:style>
    <style:style style:name="P122" style:parent-style-name="Normal" style:family="paragraph">
      <style:text-properties fo:font-size="20pt" style:font-size-asian="20pt" style:font-size-complex="20pt"/>
    </style:style>
    <style:style style:name="P123" style:parent-style-name="Normal" style:family="paragraph">
      <style:text-properties fo:font-size="20pt" style:font-size-asian="20pt" style:font-size-complex="20pt"/>
    </style:style>
    <style:style style:name="P124" style:parent-style-name="Normal" style:family="paragraph">
      <style:text-properties fo:font-size="20pt" style:font-size-asian="20pt" style:font-size-complex="20pt"/>
    </style:style>
    <style:style style:name="P125" style:parent-style-name="Normal" style:family="paragraph">
      <style:text-properties fo:font-size="20pt" style:font-size-asian="20pt" style:font-size-complex="20pt"/>
    </style:style>
    <style:style style:name="P126" style:parent-style-name="Normal" style:family="paragraph">
      <style:text-properties fo:font-size="20pt" style:font-size-asian="20pt" style:font-size-complex="20pt"/>
    </style:style>
    <style:style style:name="P127" style:parent-style-name="Normal" style:family="paragraph">
      <style:text-properties fo:font-size="20pt" style:font-size-asian="20pt" style:font-size-complex="20pt"/>
    </style:style>
    <style:style style:name="P128" style:parent-style-name="Normal" style:family="paragraph">
      <style:text-properties fo:font-size="20pt" style:font-size-asian="20pt" style:font-size-complex="20pt"/>
    </style:style>
    <style:style style:name="P129" style:parent-style-name="Normal" style:family="paragraph">
      <style:text-properties fo:font-size="20pt" style:font-size-asian="20pt" style:font-size-complex="20pt"/>
    </style:style>
    <style:style style:name="P130" style:parent-style-name="Normal" style:family="paragraph">
      <style:text-properties fo:font-size="20pt" style:font-size-asian="20pt" style:font-size-complex="20pt"/>
    </style:style>
    <style:style style:name="P131" style:parent-style-name="Normal" style:family="paragraph">
      <style:text-properties fo:font-size="20pt" style:font-size-asian="20pt" style:font-size-complex="20pt"/>
    </style:style>
    <style:style style:name="P132" style:parent-style-name="Normal" style:family="paragraph">
      <style:text-properties fo:font-size="20pt" style:font-size-asian="20pt" style:font-size-complex="20pt"/>
    </style:style>
    <style:style style:name="P133" style:parent-style-name="Normal" style:family="paragraph">
      <style:text-properties fo:font-size="20pt" style:font-size-asian="20pt" style:font-size-complex="20pt"/>
    </style:style>
    <style:style style:name="P134" style:parent-style-name="Normal" style:family="paragraph">
      <style:text-properties fo:font-size="20pt" style:font-size-asian="20pt" style:font-size-complex="20pt"/>
    </style:style>
    <style:style style:name="P135" style:parent-style-name="Normal" style:family="paragraph">
      <style:text-properties fo:font-size="20pt" style:font-size-asian="20pt" style:font-size-complex="20pt"/>
    </style:style>
    <style:style style:name="P136" style:parent-style-name="Normal" style:family="paragraph">
      <style:text-properties fo:font-size="20pt" style:font-size-asian="20pt" style:font-size-complex="20pt"/>
    </style:style>
    <style:style style:name="P137" style:parent-style-name="Normal" style:family="paragraph">
      <style:text-properties fo:font-size="20pt" style:font-size-asian="20pt" style:font-size-complex="20pt"/>
    </style:style>
    <style:style style:name="P138" style:parent-style-name="Normal" style:family="paragraph">
      <style:text-properties fo:font-size="20pt" style:font-size-asian="20pt" style:font-size-complex="20pt"/>
    </style:style>
    <style:style style:name="P139" style:parent-style-name="Normal" style:family="paragraph">
      <style:text-properties fo:font-size="20pt" style:font-size-asian="20pt" style:font-size-complex="20pt"/>
    </style:style>
    <style:style style:name="P140" style:parent-style-name="Normal" style:family="paragraph">
      <style:text-properties fo:font-size="20pt" style:font-size-asian="20pt" style:font-size-complex="20pt"/>
    </style:style>
    <style:style style:name="P141" style:parent-style-name="Normal" style:family="paragraph">
      <style:text-properties fo:font-size="20pt" style:font-size-asian="20pt" style:font-size-complex="20pt"/>
    </style:style>
    <style:style style:name="P142" style:parent-style-name="Normal" style:family="paragraph">
      <style:text-properties fo:font-size="20pt" style:font-size-asian="20pt" style:font-size-complex="20pt"/>
    </style:style>
    <style:style style:name="P143" style:parent-style-name="Normal" style:family="paragraph">
      <style:text-properties fo:font-size="20pt" style:font-size-asian="20pt" style:font-size-complex="20pt"/>
    </style:style>
    <style:style style:name="P144" style:parent-style-name="Normal" style:family="paragraph">
      <style:text-properties fo:font-size="20pt" style:font-size-asian="20pt" style:font-size-complex="20pt"/>
    </style:style>
    <style:style style:name="P145" style:parent-style-name="Normal" style:family="paragraph">
      <style:text-properties fo:font-size="20pt" style:font-size-asian="20pt" style:font-size-complex="20pt"/>
    </style:style>
    <style:style style:name="P146" style:parent-style-name="Normal" style:family="paragraph">
      <style:text-properties fo:font-size="20pt" style:font-size-asian="20pt" style:font-size-complex="20pt"/>
    </style:style>
    <style:style style:name="P147" style:parent-style-name="Normal" style:family="paragraph">
      <style:text-properties fo:font-size="20pt" style:font-size-asian="20pt" style:font-size-complex="20pt"/>
    </style:style>
    <style:style style:name="P148" style:parent-style-name="Normal" style:family="paragraph">
      <style:text-properties fo:font-size="20pt" style:font-size-asian="20pt" style:font-size-complex="20pt"/>
    </style:style>
    <style:style style:name="P149" style:parent-style-name="Normal" style:family="paragraph">
      <style:text-properties fo:font-size="20pt" style:font-size-asian="20pt" style:font-size-complex="20pt"/>
    </style:style>
    <style:style style:name="P150" style:parent-style-name="Normal" style:family="paragraph">
      <style:text-properties fo:font-size="20pt" style:font-size-asian="20pt" style:font-size-complex="20pt"/>
    </style:style>
    <style:style style:name="P151" style:parent-style-name="Normal" style:family="paragraph">
      <style:text-properties fo:font-size="20pt" style:font-size-asian="20pt" style:font-size-complex="20pt"/>
    </style:style>
    <style:style style:name="P152" style:parent-style-name="Normal" style:family="paragraph">
      <style:text-properties fo:font-size="20pt" style:font-size-asian="20pt" style:font-size-complex="20pt"/>
    </style:style>
    <style:style style:name="P153" style:parent-style-name="Normal" style:family="paragraph">
      <style:text-properties fo:font-size="20pt" style:font-size-asian="20pt" style:font-size-complex="20pt"/>
    </style:style>
    <style:style style:name="P154" style:parent-style-name="Normal" style:family="paragraph">
      <style:text-properties fo:font-size="20pt" style:font-size-asian="20pt" style:font-size-complex="20pt"/>
    </style:style>
    <style:style style:name="P155" style:parent-style-name="Normal" style:family="paragraph">
      <style:text-properties fo:font-size="20pt" style:font-size-asian="20pt" style:font-size-complex="20pt"/>
    </style:style>
    <style:style style:name="P156" style:parent-style-name="Normal" style:family="paragraph">
      <style:text-properties fo:font-size="20pt" style:font-size-asian="20pt" style:font-size-complex="20pt"/>
    </style:style>
    <style:style style:name="P157" style:parent-style-name="Normal" style:family="paragraph">
      <style:text-properties fo:font-size="20pt" style:font-size-asian="20pt" style:font-size-complex="20pt"/>
    </style:style>
    <style:style style:name="P158" style:parent-style-name="Normal" style:family="paragraph">
      <style:text-properties fo:font-size="20pt" style:font-size-asian="20pt" style:font-size-complex="20pt"/>
    </style:style>
    <style:style style:name="P159" style:parent-style-name="Normal" style:family="paragraph">
      <style:text-properties fo:font-size="20pt" style:font-size-asian="20pt" style:font-size-complex="20pt"/>
    </style:style>
    <style:style style:name="P160" style:parent-style-name="Normal" style:family="paragraph">
      <style:text-properties fo:font-size="20pt" style:font-size-asian="20pt" style:font-size-complex="20pt"/>
    </style:style>
    <style:style style:name="P161" style:parent-style-name="Normal" style:family="paragraph">
      <style:text-properties fo:font-size="20pt" style:font-size-asian="20pt" style:font-size-complex="20pt"/>
    </style:style>
    <style:style style:name="P162" style:parent-style-name="Normal" style:family="paragraph">
      <style:text-properties fo:font-size="20pt" style:font-size-asian="20pt" style:font-size-complex="20pt"/>
    </style:style>
    <style:style style:name="P163" style:parent-style-name="Normal" style:family="paragraph">
      <style:text-properties fo:font-size="20pt" style:font-size-asian="20pt" style:font-size-complex="20pt"/>
    </style:style>
    <style:style style:name="P164" style:parent-style-name="Normal" style:family="paragraph">
      <style:text-properties fo:font-size="20pt" style:font-size-asian="20pt" style:font-size-complex="20pt"/>
    </style:style>
    <style:style style:name="P165" style:parent-style-name="Normal" style:family="paragraph">
      <style:text-properties fo:font-size="20pt" style:font-size-asian="20pt" style:font-size-complex="20pt"/>
    </style:style>
    <style:style style:name="P166" style:parent-style-name="Normal" style:family="paragraph">
      <style:text-properties fo:font-size="20pt" style:font-size-asian="20pt" style:font-size-complex="20pt"/>
    </style:style>
    <style:style style:name="P167" style:parent-style-name="Normal" style:family="paragraph">
      <style:text-properties fo:font-size="20pt" style:font-size-asian="20pt" style:font-size-complex="20pt"/>
    </style:style>
    <style:style style:name="P168" style:parent-style-name="Normal" style:family="paragraph">
      <style:text-properties fo:font-size="20pt" style:font-size-asian="20pt" style:font-size-complex="20pt"/>
    </style:style>
    <style:style style:name="P169" style:parent-style-name="Normal" style:family="paragraph">
      <style:text-properties fo:font-size="20pt" style:font-size-asian="20pt" style:font-size-complex="20pt"/>
    </style:style>
    <style:style style:name="P170" style:parent-style-name="Normal" style:family="paragraph">
      <style:text-properties fo:font-size="20pt" style:font-size-asian="20pt" style:font-size-complex="20pt"/>
    </style:style>
    <style:style style:name="P171" style:parent-style-name="Normal" style:family="paragraph">
      <style:text-properties fo:font-size="20pt" style:font-size-asian="20pt" style:font-size-complex="20pt"/>
    </style:style>
    <style:style style:name="P172" style:parent-style-name="Normal" style:family="paragraph">
      <style:text-properties fo:font-size="20pt" style:font-size-asian="20pt" style:font-size-complex="20pt"/>
    </style:style>
    <style:style style:name="P173" style:parent-style-name="Normal" style:family="paragraph">
      <style:text-properties fo:font-size="20pt" style:font-size-asian="20pt" style:font-size-complex="20pt"/>
    </style:style>
    <style:style style:name="P174" style:parent-style-name="Normal" style:family="paragraph">
      <style:text-properties fo:font-size="20pt" style:font-size-asian="20pt" style:font-size-complex="20pt"/>
    </style:style>
    <style:style style:name="P175" style:parent-style-name="Normal" style:family="paragraph">
      <style:text-properties fo:font-size="20pt" style:font-size-asian="20pt" style:font-size-complex="20pt"/>
    </style:style>
    <style:style style:name="P176" style:parent-style-name="Normal" style:family="paragraph">
      <style:text-properties fo:font-size="20pt" style:font-size-asian="20pt" style:font-size-complex="20pt"/>
    </style:style>
    <style:style style:name="P177" style:parent-style-name="Normal" style:family="paragraph">
      <style:text-properties fo:font-size="20pt" style:font-size-asian="20pt" style:font-size-complex="20pt"/>
    </style:style>
    <style:style style:name="P178" style:parent-style-name="Normal" style:family="paragraph">
      <style:text-properties fo:font-size="20pt" style:font-size-asian="20pt" style:font-size-complex="20pt"/>
    </style:style>
    <style:style style:name="P179" style:parent-style-name="Normal" style:family="paragraph">
      <style:text-properties fo:font-size="20pt" style:font-size-asian="20pt" style:font-size-complex="20pt"/>
    </style:style>
    <style:style style:name="P180" style:parent-style-name="Normal" style:family="paragraph">
      <style:text-properties fo:font-size="20pt" style:font-size-asian="20pt" style:font-size-complex="20pt"/>
    </style:style>
    <style:style style:name="P181" style:parent-style-name="Normal" style:family="paragraph">
      <style:text-properties fo:font-size="20pt" style:font-size-asian="20pt" style:font-size-complex="20pt"/>
    </style:style>
    <style:style style:name="P182" style:parent-style-name="Normal" style:family="paragraph">
      <style:text-properties fo:font-size="20pt" style:font-size-asian="20pt" style:font-size-complex="20pt"/>
    </style:style>
    <style:style style:name="P183" style:parent-style-name="Normal" style:family="paragraph">
      <style:text-properties fo:font-size="20pt" style:font-size-asian="20pt" style:font-size-complex="20pt"/>
    </style:style>
    <style:style style:name="P184" style:parent-style-name="Normal" style:family="paragraph">
      <style:text-properties fo:font-size="20pt" style:font-size-asian="20pt" style:font-size-complex="20pt"/>
    </style:style>
    <style:style style:name="P185" style:parent-style-name="Normal" style:family="paragraph">
      <style:text-properties fo:font-size="20pt" style:font-size-asian="20pt" style:font-size-complex="20pt"/>
    </style:style>
    <style:style style:name="P186" style:parent-style-name="Normal" style:family="paragraph">
      <style:text-properties fo:font-size="20pt" style:font-size-asian="20pt" style:font-size-complex="20pt"/>
    </style:style>
    <style:style style:name="P187" style:parent-style-name="Normal" style:family="paragraph">
      <style:text-properties fo:font-size="20pt" style:font-size-asian="20pt" style:font-size-complex="20pt"/>
    </style:style>
    <style:style style:name="P188" style:parent-style-name="Normal" style:family="paragraph">
      <style:text-properties fo:font-size="20pt" style:font-size-asian="20pt" style:font-size-complex="20pt"/>
    </style:style>
    <style:style style:name="P189" style:parent-style-name="Normal" style:family="paragraph">
      <style:text-properties fo:font-size="20pt" style:font-size-asian="20pt" style:font-size-complex="20pt"/>
    </style:style>
    <style:style style:name="P190" style:parent-style-name="Normal" style:family="paragraph">
      <style:text-properties fo:font-size="20pt" style:font-size-asian="20pt" style:font-size-complex="20pt"/>
    </style:style>
    <style:style style:name="P191" style:parent-style-name="Normal" style:family="paragraph">
      <style:text-properties fo:font-size="20pt" style:font-size-asian="20pt" style:font-size-complex="20pt"/>
    </style:style>
    <style:style style:name="P192" style:parent-style-name="Normal" style:family="paragraph">
      <style:text-properties fo:font-size="20pt" style:font-size-asian="20pt" style:font-size-complex="20pt"/>
    </style:style>
    <style:style style:name="P193" style:parent-style-name="Normal" style:family="paragraph">
      <style:text-properties fo:font-size="20pt" style:font-size-asian="20pt" style:font-size-complex="20pt"/>
    </style:style>
    <style:style style:name="P194" style:parent-style-name="Normal" style:family="paragraph">
      <style:text-properties fo:font-size="20pt" style:font-size-asian="20pt" style:font-size-complex="20pt"/>
    </style:style>
    <style:style style:name="P195" style:parent-style-name="Normal" style:family="paragraph">
      <style:text-properties fo:font-size="20pt" style:font-size-asian="20pt" style:font-size-complex="20pt"/>
    </style:style>
    <style:style style:name="P196" style:parent-style-name="Normal" style:family="paragraph">
      <style:text-properties fo:font-size="20pt" style:font-size-asian="20pt" style:font-size-complex="20pt"/>
    </style:style>
    <style:style style:name="P197" style:parent-style-name="Normal" style:family="paragraph">
      <style:text-properties fo:font-size="20pt" style:font-size-asian="20pt" style:font-size-complex="20pt"/>
    </style:style>
    <style:style style:name="P198" style:parent-style-name="Normal" style:family="paragraph">
      <style:text-properties fo:font-size="20pt" style:font-size-asian="20pt" style:font-size-complex="20pt"/>
    </style:style>
    <style:style style:name="P199" style:parent-style-name="Normal" style:family="paragraph">
      <style:text-properties fo:font-size="20pt" style:font-size-asian="20pt" style:font-size-complex="20pt"/>
    </style:style>
    <style:style style:name="P200" style:parent-style-name="Normal" style:family="paragraph">
      <style:text-properties fo:font-size="20pt" style:font-size-asian="20pt" style:font-size-complex="20pt"/>
    </style:style>
    <style:style style:name="P201" style:parent-style-name="Normal" style:family="paragraph">
      <style:text-properties fo:font-size="20pt" style:font-size-asian="20pt" style:font-size-complex="20pt"/>
    </style:style>
    <style:style style:name="P202" style:parent-style-name="Normal" style:family="paragraph">
      <style:text-properties fo:font-size="20pt" style:font-size-asian="20pt" style:font-size-complex="20pt"/>
    </style:style>
    <style:style style:name="P203" style:parent-style-name="Normal" style:family="paragraph">
      <style:text-properties fo:font-size="20pt" style:font-size-asian="20pt" style:font-size-complex="20pt"/>
    </style:style>
    <style:style style:name="P204" style:parent-style-name="Normal" style:family="paragraph">
      <style:text-properties fo:font-size="20pt" style:font-size-asian="20pt" style:font-size-complex="20pt"/>
    </style:style>
    <style:style style:name="P205" style:parent-style-name="Normal" style:family="paragraph">
      <style:text-properties fo:font-size="20pt" style:font-size-asian="20pt" style:font-size-complex="20pt"/>
    </style:style>
    <style:style style:name="P206" style:parent-style-name="Normal" style:family="paragraph">
      <style:text-properties fo:font-size="20pt" style:font-size-asian="20pt" style:font-size-complex="20pt"/>
    </style:style>
    <style:style style:name="P207" style:parent-style-name="Normal" style:family="paragraph">
      <style:text-properties fo:font-size="20pt" style:font-size-asian="20pt" style:font-size-complex="20pt"/>
    </style:style>
    <style:style style:name="P208" style:parent-style-name="Normal" style:family="paragraph">
      <style:text-properties fo:font-size="20pt" style:font-size-asian="20pt" style:font-size-complex="20pt"/>
    </style:style>
    <style:style style:name="P209" style:parent-style-name="Normal" style:family="paragraph">
      <style:text-properties fo:font-size="20pt" style:font-size-asian="20pt" style:font-size-complex="20pt"/>
    </style:style>
    <style:style style:name="P210" style:parent-style-name="Normal" style:family="paragraph">
      <style:text-properties fo:font-size="20pt" style:font-size-asian="20pt" style:font-size-complex="20pt"/>
    </style:style>
    <style:style style:name="P211" style:parent-style-name="Normal" style:family="paragraph">
      <style:text-properties fo:font-size="20pt" style:font-size-asian="20pt" style:font-size-complex="20pt"/>
    </style:style>
    <style:style style:name="P212" style:parent-style-name="Normal" style:family="paragraph">
      <style:text-properties fo:font-size="20pt" style:font-size-asian="20pt" style:font-size-complex="20pt"/>
    </style:style>
    <style:style style:name="P213" style:parent-style-name="Normal" style:family="paragraph">
      <style:text-properties fo:font-size="20pt" style:font-size-asian="20pt" style:font-size-complex="20pt"/>
    </style:style>
    <style:style style:name="P214" style:parent-style-name="Normal" style:family="paragraph">
      <style:text-properties fo:font-size="20pt" style:font-size-asian="20pt" style:font-size-complex="20pt"/>
    </style:style>
    <style:style style:name="P215" style:parent-style-name="Normal" style:family="paragraph">
      <style:text-properties fo:font-size="20pt" style:font-size-asian="20pt" style:font-size-complex="20pt"/>
    </style:style>
    <style:style style:name="P216" style:parent-style-name="Normal" style:family="paragraph">
      <style:text-properties fo:font-size="20pt" style:font-size-asian="20pt" style:font-size-complex="20pt"/>
    </style:style>
    <style:style style:name="P217" style:parent-style-name="Normal" style:family="paragraph">
      <style:text-properties fo:font-size="20pt" style:font-size-asian="20pt" style:font-size-complex="20pt"/>
    </style:style>
    <style:style style:name="P218" style:parent-style-name="Normal" style:family="paragraph">
      <style:text-properties fo:font-size="20pt" style:font-size-asian="20pt" style:font-size-complex="20pt"/>
    </style:style>
    <style:style style:name="P219" style:parent-style-name="Normal" style:family="paragraph">
      <style:text-properties fo:font-size="20pt" style:font-size-asian="20pt" style:font-size-complex="20pt"/>
    </style:style>
    <style:style style:name="P220" style:parent-style-name="Normal" style:family="paragraph">
      <style:text-properties fo:font-size="20pt" style:font-size-asian="20pt" style:font-size-complex="20pt"/>
    </style:style>
    <style:style style:name="P221" style:parent-style-name="Normal" style:family="paragraph">
      <style:text-properties fo:font-size="20pt" style:font-size-asian="20pt" style:font-size-complex="20pt"/>
    </style:style>
    <style:style style:name="P222" style:parent-style-name="Normal" style:family="paragraph">
      <style:text-properties fo:font-size="20pt" style:font-size-asian="20pt" style:font-size-complex="20pt"/>
    </style:style>
    <style:style style:name="P223" style:parent-style-name="Normal" style:family="paragraph">
      <style:text-properties fo:font-size="20pt" style:font-size-asian="20pt" style:font-size-complex="20pt"/>
    </style:style>
    <style:style style:name="P224" style:parent-style-name="Normal" style:family="paragraph">
      <style:text-properties fo:font-size="20pt" style:font-size-asian="20pt" style:font-size-complex="20pt"/>
    </style:style>
    <style:style style:name="P225" style:parent-style-name="Normal" style:family="paragraph">
      <style:text-properties fo:font-size="20pt" style:font-size-asian="20pt" style:font-size-complex="20pt"/>
    </style:style>
    <style:style style:name="P226" style:parent-style-name="Normal" style:family="paragraph">
      <style:text-properties fo:font-size="20pt" style:font-size-asian="20pt" style:font-size-complex="20pt"/>
    </style:style>
    <style:style style:name="P227" style:parent-style-name="Normal" style:family="paragraph">
      <style:text-properties fo:font-size="20pt" style:font-size-asian="20pt" style:font-size-complex="20pt"/>
    </style:style>
    <style:style style:name="P228" style:parent-style-name="Normal" style:family="paragraph">
      <style:text-properties fo:font-size="20pt" style:font-size-asian="20pt" style:font-size-complex="20pt"/>
    </style:style>
    <style:style style:name="P229" style:parent-style-name="Normal" style:family="paragraph">
      <style:text-properties fo:font-size="20pt" style:font-size-asian="20pt" style:font-size-complex="20pt"/>
    </style:style>
    <style:style style:name="P230" style:parent-style-name="Normal" style:family="paragraph">
      <style:text-properties fo:font-size="20pt" style:font-size-asian="20pt" style:font-size-complex="20pt"/>
    </style:style>
    <style:style style:name="P231" style:parent-style-name="Normal" style:family="paragraph">
      <style:text-properties fo:font-size="20pt" style:font-size-asian="20pt" style:font-size-complex="20pt"/>
    </style:style>
    <style:style style:name="P232" style:parent-style-name="Normal" style:family="paragraph">
      <style:text-properties fo:font-size="20pt" style:font-size-asian="20pt" style:font-size-complex="20pt"/>
    </style:style>
    <style:style style:name="P233" style:parent-style-name="Normal" style:family="paragraph">
      <style:text-properties fo:font-size="20pt" style:font-size-asian="20pt" style:font-size-complex="20pt"/>
    </style:style>
    <style:style style:name="P234" style:parent-style-name="Normal" style:family="paragraph">
      <style:text-properties fo:font-size="20pt" style:font-size-asian="20pt" style:font-size-complex="20pt"/>
    </style:style>
    <style:style style:name="P235" style:parent-style-name="Normal" style:family="paragraph">
      <style:text-properties fo:font-size="20pt" style:font-size-asian="20pt" style:font-size-complex="20pt"/>
    </style:style>
    <style:style style:name="P236" style:parent-style-name="Normal" style:family="paragraph">
      <style:text-properties fo:font-size="20pt" style:font-size-asian="20pt" style:font-size-complex="20pt"/>
    </style:style>
    <style:style style:name="P237" style:parent-style-name="Normal" style:family="paragraph">
      <style:text-properties fo:font-size="20pt" style:font-size-asian="20pt" style:font-size-complex="20pt"/>
    </style:style>
    <style:style style:name="P238" style:parent-style-name="Normal" style:family="paragraph">
      <style:text-properties fo:font-size="20pt" style:font-size-asian="20pt" style:font-size-complex="20pt"/>
    </style:style>
    <style:style style:name="P239" style:parent-style-name="Normal" style:family="paragraph">
      <style:text-properties fo:font-size="20pt" style:font-size-asian="20pt" style:font-size-complex="20pt"/>
    </style:style>
    <style:style style:name="P240" style:parent-style-name="Normal" style:family="paragraph">
      <style:text-properties fo:font-size="20pt" style:font-size-asian="20pt" style:font-size-complex="20pt"/>
    </style:style>
    <style:style style:name="P241" style:parent-style-name="Normal" style:family="paragraph">
      <style:text-properties fo:font-size="20pt" style:font-size-asian="20pt" style:font-size-complex="20pt"/>
    </style:style>
    <style:style style:name="P242" style:parent-style-name="Normal" style:family="paragraph">
      <style:text-properties fo:font-size="20pt" style:font-size-asian="20pt" style:font-size-complex="20pt"/>
    </style:style>
    <style:style style:name="P243" style:parent-style-name="Normal" style:family="paragraph">
      <style:text-properties fo:font-size="20pt" style:font-size-asian="20pt" style:font-size-complex="20pt"/>
    </style:style>
    <style:style style:name="P244" style:parent-style-name="Normal" style:family="paragraph">
      <style:text-properties fo:font-size="20pt" style:font-size-asian="20pt" style:font-size-complex="20pt"/>
    </style:style>
    <style:style style:name="P245" style:parent-style-name="Normal" style:family="paragraph">
      <style:text-properties fo:font-size="20pt" style:font-size-asian="20pt" style:font-size-complex="20pt"/>
    </style:style>
    <style:style style:name="P246" style:parent-style-name="Normal" style:family="paragraph">
      <style:text-properties fo:font-size="20pt" style:font-size-asian="20pt" style:font-size-complex="20pt"/>
    </style:style>
    <style:style style:name="P247" style:parent-style-name="Normal" style:family="paragraph">
      <style:text-properties fo:font-size="20pt" style:font-size-asian="20pt" style:font-size-complex="20pt"/>
    </style:style>
    <style:style style:name="P248" style:parent-style-name="Normal" style:family="paragraph">
      <style:text-properties fo:font-size="20pt" style:font-size-asian="20pt" style:font-size-complex="20pt"/>
    </style:style>
    <style:style style:name="P249" style:parent-style-name="Normal" style:family="paragraph">
      <style:text-properties fo:font-size="20pt" style:font-size-asian="20pt" style:font-size-complex="20pt"/>
    </style:style>
    <style:style style:name="P250" style:parent-style-name="Normal" style:family="paragraph">
      <style:text-properties fo:font-size="20pt" style:font-size-asian="20pt" style:font-size-complex="20pt"/>
    </style:style>
    <style:style style:name="P251" style:parent-style-name="Normal" style:family="paragraph">
      <style:text-properties fo:font-size="20pt" style:font-size-asian="20pt" style:font-size-complex="20pt"/>
    </style:style>
    <style:style style:name="P252" style:parent-style-name="Normal" style:family="paragraph">
      <style:text-properties fo:font-size="20pt" style:font-size-asian="20pt" style:font-size-complex="20pt"/>
    </style:style>
    <style:style style:name="P253" style:parent-style-name="Normal" style:family="paragraph">
      <style:text-properties fo:font-size="20pt" style:font-size-asian="20pt" style:font-size-complex="20pt"/>
    </style:style>
    <style:style style:name="P254" style:parent-style-name="Normal" style:family="paragraph">
      <style:text-properties fo:font-size="20pt" style:font-size-asian="20pt" style:font-size-complex="20pt"/>
    </style:style>
    <style:style style:name="P255" style:parent-style-name="Normal" style:family="paragraph">
      <style:text-properties fo:font-size="20pt" style:font-size-asian="20pt" style:font-size-complex="20pt"/>
    </style:style>
    <style:style style:name="P256" style:parent-style-name="Normal" style:family="paragraph">
      <style:text-properties fo:font-size="20pt" style:font-size-asian="20pt" style:font-size-complex="20pt"/>
    </style:style>
    <style:style style:name="P257" style:parent-style-name="Normal" style:family="paragraph">
      <style:text-properties fo:font-size="20pt" style:font-size-asian="20pt" style:font-size-complex="20pt"/>
    </style:style>
    <style:style style:name="P258" style:parent-style-name="Normal" style:family="paragraph">
      <style:text-properties fo:font-size="20pt" style:font-size-asian="20pt" style:font-size-complex="20pt"/>
    </style:style>
    <style:style style:name="P259" style:parent-style-name="Normal" style:family="paragraph">
      <style:text-properties fo:font-size="20pt" style:font-size-asian="20pt" style:font-size-complex="20pt"/>
    </style:style>
    <style:style style:name="P260" style:parent-style-name="Normal" style:family="paragraph">
      <style:text-properties fo:font-size="20pt" style:font-size-asian="20pt" style:font-size-complex="20pt"/>
    </style:style>
    <style:style style:name="P261" style:parent-style-name="Normal" style:family="paragraph">
      <style:text-properties fo:font-size="20pt" style:font-size-asian="20pt" style:font-size-complex="20pt"/>
    </style:style>
    <style:style style:name="P262" style:parent-style-name="Normal" style:family="paragraph">
      <style:text-properties fo:font-size="20pt" style:font-size-asian="20pt" style:font-size-complex="20pt"/>
    </style:style>
    <style:style style:name="P263" style:parent-style-name="Normal" style:family="paragraph">
      <style:text-properties fo:font-size="20pt" style:font-size-asian="20pt" style:font-size-complex="20pt"/>
    </style:style>
    <style:style style:name="P264" style:parent-style-name="Normal" style:family="paragraph">
      <style:text-properties fo:font-size="20pt" style:font-size-asian="20pt" style:font-size-complex="20pt"/>
    </style:style>
    <style:style style:name="P265" style:parent-style-name="Normal" style:family="paragraph">
      <style:text-properties fo:font-size="20pt" style:font-size-asian="20pt" style:font-size-complex="20pt"/>
    </style:style>
    <style:style style:name="P266" style:parent-style-name="Normal" style:family="paragraph">
      <style:text-properties fo:font-size="20pt" style:font-size-asian="20pt" style:font-size-complex="20pt"/>
    </style:style>
    <style:style style:name="P267" style:parent-style-name="Normal" style:family="paragraph">
      <style:text-properties fo:font-size="20pt" style:font-size-asian="20pt" style:font-size-complex="20pt"/>
    </style:style>
    <style:style style:name="P268" style:parent-style-name="Normal" style:family="paragraph">
      <style:text-properties fo:font-size="20pt" style:font-size-asian="20pt" style:font-size-complex="20pt"/>
    </style:style>
    <style:style style:name="P269" style:parent-style-name="Normal" style:family="paragraph">
      <style:text-properties fo:font-size="20pt" style:font-size-asian="20pt" style:font-size-complex="20pt"/>
    </style:style>
    <style:style style:name="P270" style:parent-style-name="Normal" style:family="paragraph">
      <style:text-properties fo:font-size="20pt" style:font-size-asian="20pt" style:font-size-complex="20pt"/>
    </style:style>
    <style:style style:name="P271" style:parent-style-name="Normal" style:family="paragraph">
      <style:text-properties fo:font-size="20pt" style:font-size-asian="20pt" style:font-size-complex="20pt"/>
    </style:style>
    <style:style style:name="P272" style:parent-style-name="Normal" style:family="paragraph">
      <style:text-properties fo:font-size="20pt" style:font-size-asian="20pt" style:font-size-complex="20pt"/>
    </style:style>
    <style:style style:name="P273" style:parent-style-name="Normal" style:family="paragraph">
      <style:text-properties fo:font-size="20pt" style:font-size-asian="20pt" style:font-size-complex="20pt"/>
    </style:style>
    <style:style style:name="P274" style:parent-style-name="Normal" style:family="paragraph">
      <style:text-properties fo:font-size="20pt" style:font-size-asian="20pt" style:font-size-complex="20pt"/>
    </style:style>
    <style:style style:name="P275" style:parent-style-name="Normal" style:family="paragraph">
      <style:text-properties fo:font-size="20pt" style:font-size-asian="20pt" style:font-size-complex="20pt"/>
    </style:style>
    <style:style style:name="P276" style:parent-style-name="Normal" style:family="paragraph">
      <style:text-properties fo:font-size="20pt" style:font-size-asian="20pt" style:font-size-complex="20pt"/>
    </style:style>
    <style:style style:name="P277" style:parent-style-name="Normal" style:family="paragraph">
      <style:text-properties fo:font-size="20pt" style:font-size-asian="20pt" style:font-size-complex="20pt"/>
    </style:style>
    <style:style style:name="P278" style:parent-style-name="Normal" style:family="paragraph">
      <style:text-properties fo:font-size="20pt" style:font-size-asian="20pt" style:font-size-complex="20pt"/>
    </style:style>
    <style:style style:name="P279" style:parent-style-name="Normal" style:family="paragraph">
      <style:text-properties fo:font-size="20pt" style:font-size-asian="20pt" style:font-size-complex="20pt"/>
    </style:style>
    <style:style style:name="P280" style:parent-style-name="Normal" style:family="paragraph">
      <style:text-properties fo:font-size="20pt" style:font-size-asian="20pt" style:font-size-complex="20pt"/>
    </style:style>
    <style:style style:name="P281" style:parent-style-name="Normal" style:family="paragraph">
      <style:text-properties fo:font-size="20pt" style:font-size-asian="20pt" style:font-size-complex="20pt"/>
    </style:style>
    <style:style style:name="P282" style:parent-style-name="Normal" style:family="paragraph">
      <style:text-properties fo:font-size="20pt" style:font-size-asian="20pt" style:font-size-complex="20pt"/>
    </style:style>
    <style:style style:name="P283" style:parent-style-name="Normal" style:family="paragraph">
      <style:text-properties fo:font-size="20pt" style:font-size-asian="20pt" style:font-size-complex="20pt"/>
    </style:style>
    <style:style style:name="P284" style:parent-style-name="Normal" style:family="paragraph">
      <style:text-properties fo:font-size="20pt" style:font-size-asian="20pt" style:font-size-complex="20pt"/>
    </style:style>
    <style:style style:name="P285" style:parent-style-name="Normal" style:family="paragraph">
      <style:text-properties fo:font-size="20pt" style:font-size-asian="20pt" style:font-size-complex="20pt"/>
    </style:style>
    <style:style style:name="P286" style:parent-style-name="Normal" style:family="paragraph">
      <style:text-properties fo:font-size="20pt" style:font-size-asian="20pt" style:font-size-complex="20pt"/>
    </style:style>
    <style:style style:name="P287" style:parent-style-name="Normal" style:family="paragraph">
      <style:text-properties fo:font-size="20pt" style:font-size-asian="20pt" style:font-size-complex="20pt"/>
    </style:style>
    <style:style style:name="P288" style:parent-style-name="Normal" style:family="paragraph">
      <style:text-properties fo:font-size="20pt" style:font-size-asian="20pt" style:font-size-complex="20pt"/>
    </style:style>
    <style:style style:name="P289" style:parent-style-name="Normal" style:family="paragraph">
      <style:text-properties fo:font-size="20pt" style:font-size-asian="20pt" style:font-size-complex="20pt"/>
    </style:style>
    <style:style style:name="P290" style:parent-style-name="Normal" style:family="paragraph">
      <style:text-properties fo:font-size="20pt" style:font-size-asian="20pt" style:font-size-complex="20pt"/>
    </style:style>
    <style:style style:name="P291" style:parent-style-name="Normal" style:family="paragraph">
      <style:text-properties fo:font-size="20pt" style:font-size-asian="20pt" style:font-size-complex="20pt"/>
    </style:style>
    <style:style style:name="P292" style:parent-style-name="Normal" style:family="paragraph">
      <style:text-properties fo:font-size="20pt" style:font-size-asian="20pt" style:font-size-complex="20pt"/>
    </style:style>
    <style:style style:name="P293" style:parent-style-name="Normal" style:family="paragraph">
      <style:text-properties fo:font-size="20pt" style:font-size-asian="20pt" style:font-size-complex="20pt"/>
    </style:style>
    <style:style style:name="P294" style:parent-style-name="Normal" style:family="paragraph">
      <style:text-properties fo:font-size="20pt" style:font-size-asian="20pt" style:font-size-complex="20pt"/>
    </style:style>
    <style:style style:name="P295" style:parent-style-name="Normal" style:family="paragraph">
      <style:text-properties fo:font-size="20pt" style:font-size-asian="20pt" style:font-size-complex="20pt"/>
    </style:style>
    <style:style style:name="P296" style:parent-style-name="Normal" style:family="paragraph">
      <style:text-properties fo:font-size="20pt" style:font-size-asian="20pt" style:font-size-complex="20pt"/>
    </style:style>
    <style:style style:name="P297" style:parent-style-name="Normal" style:family="paragraph">
      <style:text-properties fo:font-size="20pt" style:font-size-asian="20pt" style:font-size-complex="20pt"/>
    </style:style>
    <style:style style:name="P298" style:parent-style-name="Normal" style:family="paragraph">
      <style:text-properties fo:font-size="20pt" style:font-size-asian="20pt" style:font-size-complex="20pt"/>
    </style:style>
    <style:style style:name="P299" style:parent-style-name="Normal" style:family="paragraph">
      <style:text-properties fo:font-size="20pt" style:font-size-asian="20pt" style:font-size-complex="20pt"/>
    </style:style>
    <style:style style:name="P300" style:parent-style-name="Normal" style:family="paragraph">
      <style:text-properties fo:font-size="20pt" style:font-size-asian="20pt" style:font-size-complex="20pt"/>
    </style:style>
    <style:style style:name="P301" style:parent-style-name="Normal" style:family="paragraph">
      <style:text-properties fo:font-size="20pt" style:font-size-asian="20pt" style:font-size-complex="20pt"/>
    </style:style>
    <style:style style:name="P302" style:parent-style-name="Normal" style:family="paragraph">
      <style:text-properties fo:font-size="20pt" style:font-size-asian="20pt" style:font-size-complex="20pt"/>
    </style:style>
    <style:style style:name="P303" style:parent-style-name="Normal" style:family="paragraph">
      <style:text-properties fo:font-size="20pt" style:font-size-asian="20pt" style:font-size-complex="20pt"/>
    </style:style>
    <style:style style:name="P304" style:parent-style-name="Normal" style:family="paragraph">
      <style:text-properties fo:font-size="20pt" style:font-size-asian="20pt" style:font-size-complex="20pt"/>
    </style:style>
    <style:style style:name="P305" style:parent-style-name="Normal" style:family="paragraph">
      <style:text-properties fo:font-size="20pt" style:font-size-asian="20pt" style:font-size-complex="20pt"/>
    </style:style>
    <style:style style:name="P306" style:parent-style-name="Normal" style:family="paragraph">
      <style:text-properties fo:font-size="20pt" style:font-size-asian="20pt" style:font-size-complex="20pt"/>
    </style:style>
    <style:style style:name="P307" style:parent-style-name="Normal" style:family="paragraph">
      <style:text-properties fo:font-size="20pt" style:font-size-asian="20pt" style:font-size-complex="20pt"/>
    </style:style>
    <style:style style:name="P308" style:parent-style-name="Normal" style:family="paragraph">
      <style:text-properties fo:font-size="20pt" style:font-size-asian="20pt" style:font-size-complex="20pt"/>
    </style:style>
    <style:style style:name="P309" style:parent-style-name="Normal" style:family="paragraph">
      <style:text-properties fo:font-size="20pt" style:font-size-asian="20pt" style:font-size-complex="20pt"/>
    </style:style>
    <style:style style:name="P310" style:parent-style-name="Normal" style:family="paragraph">
      <style:text-properties fo:font-size="20pt" style:font-size-asian="20pt" style:font-size-complex="20pt"/>
    </style:style>
    <style:style style:name="P311" style:parent-style-name="Normal" style:family="paragraph">
      <style:text-properties fo:font-size="20pt" style:font-size-asian="20pt" style:font-size-complex="20pt"/>
    </style:style>
    <style:style style:name="P312" style:parent-style-name="Normal" style:family="paragraph">
      <style:text-properties fo:font-size="20pt" style:font-size-asian="20pt" style:font-size-complex="20pt"/>
    </style:style>
    <style:style style:name="P313" style:parent-style-name="Normal" style:family="paragraph">
      <style:text-properties fo:font-size="20pt" style:font-size-asian="20pt" style:font-size-complex="20pt"/>
    </style:style>
    <style:style style:name="P314" style:parent-style-name="Normal" style:family="paragraph">
      <style:text-properties fo:font-size="20pt" style:font-size-asian="20pt" style:font-size-complex="20pt"/>
    </style:style>
    <style:style style:name="P315" style:parent-style-name="Normal" style:family="paragraph">
      <style:text-properties fo:font-size="20pt" style:font-size-asian="20pt" style:font-size-complex="20pt"/>
    </style:style>
    <style:style style:name="P316" style:parent-style-name="Normal" style:family="paragraph">
      <style:text-properties fo:font-size="20pt" style:font-size-asian="20pt" style:font-size-complex="20pt"/>
    </style:style>
    <style:style style:name="P317" style:parent-style-name="Normal" style:family="paragraph">
      <style:text-properties fo:font-size="20pt" style:font-size-asian="20pt" style:font-size-complex="20pt"/>
    </style:style>
    <style:style style:name="P318" style:parent-style-name="Normal" style:family="paragraph">
      <style:text-properties fo:font-size="20pt" style:font-size-asian="20pt" style:font-size-complex="20pt"/>
    </style:style>
    <style:style style:name="P319" style:parent-style-name="Normal" style:family="paragraph">
      <style:text-properties fo:font-size="20pt" style:font-size-asian="20pt" style:font-size-complex="20pt"/>
    </style:style>
    <style:style style:name="P320" style:parent-style-name="Normal" style:family="paragraph">
      <style:text-properties fo:font-size="20pt" style:font-size-asian="20pt" style:font-size-complex="20pt"/>
    </style:style>
    <style:style style:name="P321" style:parent-style-name="Normal" style:family="paragraph">
      <style:text-properties fo:font-size="20pt" style:font-size-asian="20pt" style:font-size-complex="20pt"/>
    </style:style>
    <style:style style:name="P322" style:parent-style-name="Normal" style:family="paragraph">
      <style:text-properties fo:font-size="20pt" style:font-size-asian="20pt" style:font-size-complex="20pt"/>
    </style:style>
    <style:style style:name="P323" style:parent-style-name="Normal" style:family="paragraph">
      <style:text-properties fo:font-size="20pt" style:font-size-asian="20pt" style:font-size-complex="20pt"/>
    </style:style>
    <style:style style:name="P324" style:parent-style-name="Normal" style:family="paragraph">
      <style:text-properties fo:font-size="20pt" style:font-size-asian="20pt" style:font-size-complex="20pt"/>
    </style:style>
    <style:style style:name="P325" style:parent-style-name="Normal" style:family="paragraph">
      <style:text-properties fo:font-size="20pt" style:font-size-asian="20pt" style:font-size-complex="20pt"/>
    </style:style>
    <style:style style:name="P326" style:parent-style-name="Normal" style:family="paragraph">
      <style:text-properties fo:font-size="20pt" style:font-size-asian="20pt" style:font-size-complex="20pt"/>
    </style:style>
    <style:style style:name="P327" style:parent-style-name="Normal" style:family="paragraph">
      <style:text-properties fo:font-size="20pt" style:font-size-asian="20pt" style:font-size-complex="20pt"/>
    </style:style>
    <style:style style:name="P328" style:parent-style-name="Normal" style:family="paragraph">
      <style:text-properties fo:font-size="20pt" style:font-size-asian="20pt" style:font-size-complex="20pt"/>
    </style:style>
    <style:style style:name="P329" style:parent-style-name="Normal" style:family="paragraph">
      <style:text-properties fo:font-size="20pt" style:font-size-asian="20pt" style:font-size-complex="20pt"/>
    </style:style>
    <style:style style:name="P330" style:parent-style-name="Normal" style:family="paragraph">
      <style:text-properties fo:font-size="20pt" style:font-size-asian="20pt" style:font-size-complex="20pt"/>
    </style:style>
    <style:style style:name="P331" style:parent-style-name="Normal" style:family="paragraph">
      <style:text-properties fo:font-size="20pt" style:font-size-asian="20pt" style:font-size-complex="20pt"/>
    </style:style>
    <style:style style:name="P332" style:parent-style-name="Normal" style:family="paragraph">
      <style:text-properties fo:font-size="20pt" style:font-size-asian="20pt" style:font-size-complex="20pt"/>
    </style:style>
    <style:style style:name="P333" style:parent-style-name="Normal" style:family="paragraph">
      <style:text-properties fo:font-size="20pt" style:font-size-asian="20pt" style:font-size-complex="20pt"/>
    </style:style>
    <style:style style:name="P334" style:parent-style-name="Normal" style:family="paragraph">
      <style:text-properties fo:font-size="20pt" style:font-size-asian="20pt" style:font-size-complex="20pt"/>
    </style:style>
    <style:style style:name="P335" style:parent-style-name="Normal" style:family="paragraph">
      <style:text-properties fo:font-size="20pt" style:font-size-asian="20pt" style:font-size-complex="20pt"/>
    </style:style>
    <style:style style:name="P336" style:parent-style-name="Normal" style:family="paragraph">
      <style:text-properties fo:font-size="20pt" style:font-size-asian="20pt" style:font-size-complex="20pt"/>
    </style:style>
    <style:style style:name="P337" style:parent-style-name="Normal" style:family="paragraph">
      <style:text-properties fo:font-size="20pt" style:font-size-asian="20pt" style:font-size-complex="20pt"/>
    </style:style>
    <style:style style:name="P338" style:parent-style-name="Normal" style:family="paragraph">
      <style:text-properties fo:font-size="20pt" style:font-size-asian="20pt" style:font-size-complex="20pt"/>
    </style:style>
    <style:style style:name="P339" style:parent-style-name="Normal" style:family="paragraph">
      <style:text-properties fo:font-size="20pt" style:font-size-asian="20pt" style:font-size-complex="20pt"/>
    </style:style>
    <style:style style:name="P340" style:parent-style-name="Normal" style:family="paragraph">
      <style:text-properties fo:font-size="20pt" style:font-size-asian="20pt" style:font-size-complex="20pt"/>
    </style:style>
    <style:style style:name="P341" style:parent-style-name="Normal" style:family="paragraph">
      <style:text-properties fo:font-size="20pt" style:font-size-asian="20pt" style:font-size-complex="20pt"/>
    </style:style>
    <style:style style:name="P342" style:parent-style-name="Normal" style:family="paragraph">
      <style:text-properties fo:font-size="20pt" style:font-size-asian="20pt" style:font-size-complex="20pt"/>
    </style:style>
    <style:style style:name="P343" style:parent-style-name="Normal" style:family="paragraph">
      <style:text-properties fo:font-size="20pt" style:font-size-asian="20pt" style:font-size-complex="20pt"/>
    </style:style>
    <style:style style:name="P344" style:parent-style-name="Normal" style:family="paragraph">
      <style:text-properties fo:font-size="20pt" style:font-size-asian="20pt" style:font-size-complex="20pt"/>
    </style:style>
    <style:style style:name="P345" style:parent-style-name="Normal" style:family="paragraph">
      <style:text-properties fo:font-size="20pt" style:font-size-asian="20pt" style:font-size-complex="20pt"/>
    </style:style>
    <style:style style:name="P346" style:parent-style-name="Normal" style:family="paragraph">
      <style:text-properties fo:font-size="20pt" style:font-size-asian="20pt" style:font-size-complex="20pt"/>
    </style:style>
    <style:style style:name="P347" style:parent-style-name="Normal" style:family="paragraph">
      <style:text-properties fo:font-size="20pt" style:font-size-asian="20pt" style:font-size-complex="20pt"/>
    </style:style>
    <style:style style:name="P348" style:parent-style-name="Normal" style:family="paragraph">
      <style:text-properties fo:font-size="20pt" style:font-size-asian="20pt" style:font-size-complex="20pt"/>
    </style:style>
    <style:style style:name="P349" style:parent-style-name="Normal" style:family="paragraph">
      <style:text-properties fo:font-size="20pt" style:font-size-asian="20pt" style:font-size-complex="20pt"/>
    </style:style>
    <style:style style:name="P350" style:parent-style-name="Normal" style:family="paragraph">
      <style:text-properties fo:font-size="20pt" style:font-size-asian="20pt" style:font-size-complex="20pt"/>
    </style:style>
    <style:style style:name="P351" style:parent-style-name="Normal" style:family="paragraph">
      <style:text-properties fo:font-size="20pt" style:font-size-asian="20pt" style:font-size-complex="20pt"/>
    </style:style>
    <style:style style:name="P352" style:parent-style-name="Normal" style:family="paragraph">
      <style:text-properties fo:font-size="20pt" style:font-size-asian="20pt" style:font-size-complex="20pt"/>
    </style:style>
    <style:style style:name="P353" style:parent-style-name="Normal" style:family="paragraph">
      <style:text-properties fo:font-size="20pt" style:font-size-asian="20pt" style:font-size-complex="20pt"/>
    </style:style>
    <style:style style:name="P354" style:parent-style-name="Normal" style:family="paragraph">
      <style:text-properties fo:font-size="20pt" style:font-size-asian="20pt" style:font-size-complex="20pt"/>
    </style:style>
    <style:style style:name="P355" style:parent-style-name="Normal" style:family="paragraph">
      <style:text-properties fo:font-size="20pt" style:font-size-asian="20pt" style:font-size-complex="20pt"/>
    </style:style>
    <style:style style:name="P356" style:parent-style-name="Normal" style:family="paragraph">
      <style:text-properties fo:font-size="20pt" style:font-size-asian="20pt" style:font-size-complex="20pt"/>
    </style:style>
    <style:style style:name="P357" style:parent-style-name="Normal" style:family="paragraph">
      <style:text-properties fo:font-size="20pt" style:font-size-asian="20pt" style:font-size-complex="20pt"/>
    </style:style>
    <style:style style:name="P358" style:parent-style-name="Normal" style:family="paragraph">
      <style:text-properties fo:font-size="20pt" style:font-size-asian="20pt" style:font-size-complex="20pt"/>
    </style:style>
    <style:style style:name="P359" style:parent-style-name="Normal" style:family="paragraph">
      <style:text-properties fo:font-size="20pt" style:font-size-asian="20pt" style:font-size-complex="20pt"/>
    </style:style>
    <style:style style:name="P360" style:parent-style-name="Normal" style:family="paragraph">
      <style:text-properties fo:font-size="20pt" style:font-size-asian="20pt" style:font-size-complex="20pt"/>
    </style:style>
    <style:style style:name="P361" style:parent-style-name="Normal" style:family="paragraph">
      <style:text-properties fo:font-size="20pt" style:font-size-asian="20pt" style:font-size-complex="20pt"/>
    </style:style>
    <style:style style:name="P362" style:parent-style-name="Normal" style:family="paragraph">
      <style:text-properties fo:font-size="20pt" style:font-size-asian="20pt" style:font-size-complex="20pt"/>
    </style:style>
    <style:style style:name="P363" style:parent-style-name="Normal" style:family="paragraph">
      <style:text-properties fo:font-size="20pt" style:font-size-asian="20pt" style:font-size-complex="20pt"/>
    </style:style>
    <style:style style:name="P364" style:parent-style-name="Normal" style:family="paragraph">
      <style:text-properties fo:font-size="20pt" style:font-size-asian="20pt" style:font-size-complex="20pt"/>
    </style:style>
    <style:style style:name="P365" style:parent-style-name="Normal" style:family="paragraph">
      <style:text-properties fo:font-size="20pt" style:font-size-asian="20pt" style:font-size-complex="20pt"/>
    </style:style>
    <style:style style:name="P366" style:parent-style-name="Normal" style:family="paragraph">
      <style:text-properties fo:font-size="20pt" style:font-size-asian="20pt" style:font-size-complex="20pt"/>
    </style:style>
    <style:style style:name="P367" style:parent-style-name="Normal" style:family="paragraph">
      <style:text-properties fo:font-size="20pt" style:font-size-asian="20pt" style:font-size-complex="20pt"/>
    </style:style>
    <style:style style:name="P368" style:parent-style-name="Normal" style:family="paragraph">
      <style:text-properties fo:font-size="20pt" style:font-size-asian="20pt" style:font-size-complex="20pt"/>
    </style:style>
    <style:style style:name="P369" style:parent-style-name="Normal" style:family="paragraph">
      <style:text-properties fo:font-size="20pt" style:font-size-asian="20pt" style:font-size-complex="20pt"/>
    </style:style>
    <style:style style:name="P370" style:parent-style-name="Normal" style:family="paragraph">
      <style:text-properties fo:font-size="20pt" style:font-size-asian="20pt" style:font-size-complex="20pt"/>
    </style:style>
    <style:style style:name="P371" style:parent-style-name="Normal" style:family="paragraph">
      <style:text-properties fo:font-size="20pt" style:font-size-asian="20pt" style:font-size-complex="20pt"/>
    </style:style>
    <style:style style:name="P372" style:parent-style-name="Normal" style:family="paragraph">
      <style:text-properties fo:font-size="20pt" style:font-size-asian="20pt" style:font-size-complex="20pt"/>
    </style:style>
    <style:style style:name="P373" style:parent-style-name="Normal" style:family="paragraph">
      <style:text-properties fo:font-size="20pt" style:font-size-asian="20pt" style:font-size-complex="20pt"/>
    </style:style>
    <style:style style:name="P374" style:parent-style-name="Normal" style:family="paragraph">
      <style:text-properties fo:font-size="20pt" style:font-size-asian="20pt" style:font-size-complex="20pt"/>
    </style:style>
    <style:style style:name="P375" style:parent-style-name="Normal" style:family="paragraph">
      <style:text-properties fo:font-size="20pt" style:font-size-asian="20pt" style:font-size-complex="20pt"/>
    </style:style>
    <style:style style:name="P376" style:parent-style-name="Normal" style:family="paragraph">
      <style:text-properties fo:font-size="20pt" style:font-size-asian="20pt" style:font-size-complex="20pt"/>
    </style:style>
    <style:style style:name="P377" style:parent-style-name="Normal" style:family="paragraph">
      <style:text-properties fo:font-size="20pt" style:font-size-asian="20pt" style:font-size-complex="20pt"/>
    </style:style>
    <style:style style:name="P378" style:parent-style-name="Normal" style:family="paragraph">
      <style:text-properties fo:font-size="20pt" style:font-size-asian="20pt" style:font-size-complex="20pt"/>
    </style:style>
    <style:style style:name="P379" style:parent-style-name="Normal" style:family="paragraph">
      <style:text-properties fo:font-size="20pt" style:font-size-asian="20pt" style:font-size-complex="20pt"/>
    </style:style>
    <style:style style:name="P380" style:parent-style-name="Normal" style:family="paragraph">
      <style:text-properties fo:font-size="20pt" style:font-size-asian="20pt" style:font-size-complex="20pt"/>
    </style:style>
    <style:style style:name="P381" style:parent-style-name="Normal" style:family="paragraph">
      <style:text-properties fo:font-size="20pt" style:font-size-asian="20pt" style:font-size-complex="20pt"/>
    </style:style>
    <style:style style:name="P382" style:parent-style-name="Normal" style:family="paragraph">
      <style:text-properties fo:font-size="20pt" style:font-size-asian="20pt" style:font-size-complex="20pt"/>
    </style:style>
    <style:style style:name="P383" style:parent-style-name="Normal" style:family="paragraph">
      <style:text-properties fo:font-size="20pt" style:font-size-asian="20pt" style:font-size-complex="20pt"/>
    </style:style>
    <style:style style:name="P384" style:parent-style-name="Normal" style:family="paragraph">
      <style:text-properties fo:font-size="20pt" style:font-size-asian="20pt" style:font-size-complex="20pt"/>
    </style:style>
    <style:style style:name="P385" style:parent-style-name="Normal" style:family="paragraph">
      <style:text-properties fo:font-size="20pt" style:font-size-asian="20pt" style:font-size-complex="20pt"/>
    </style:style>
    <style:style style:name="P386" style:parent-style-name="Normal" style:family="paragraph">
      <style:text-properties fo:font-size="20pt" style:font-size-asian="20pt" style:font-size-complex="20pt"/>
    </style:style>
    <style:style style:name="P387" style:parent-style-name="Normal" style:family="paragraph">
      <style:text-properties fo:font-size="20pt" style:font-size-asian="20pt" style:font-size-complex="20pt"/>
    </style:style>
    <style:style style:name="P388" style:parent-style-name="Normal" style:family="paragraph">
      <style:text-properties fo:font-size="20pt" style:font-size-asian="20pt" style:font-size-complex="20pt"/>
    </style:style>
    <style:style style:name="P389" style:parent-style-name="Normal" style:family="paragraph">
      <style:text-properties fo:font-size="20pt" style:font-size-asian="20pt" style:font-size-complex="20pt"/>
    </style:style>
    <style:style style:name="P390" style:parent-style-name="Normal" style:family="paragraph">
      <style:text-properties fo:font-size="20pt" style:font-size-asian="20pt" style:font-size-complex="20pt"/>
    </style:style>
    <style:style style:name="P391" style:parent-style-name="Normal" style:family="paragraph">
      <style:text-properties fo:font-size="20pt" style:font-size-asian="20pt" style:font-size-complex="20pt"/>
    </style:style>
    <style:style style:name="P392" style:parent-style-name="Normal" style:family="paragraph">
      <style:text-properties fo:font-size="20pt" style:font-size-asian="20pt" style:font-size-complex="20pt"/>
    </style:style>
    <style:style style:name="P393" style:parent-style-name="Normal" style:family="paragraph">
      <style:text-properties fo:font-size="20pt" style:font-size-asian="20pt" style:font-size-complex="20pt"/>
    </style:style>
    <style:style style:name="P394" style:parent-style-name="Normal" style:family="paragraph">
      <style:text-properties fo:font-size="20pt" style:font-size-asian="20pt" style:font-size-complex="20pt"/>
    </style:style>
    <style:style style:name="P395" style:parent-style-name="Normal" style:family="paragraph">
      <style:text-properties fo:font-size="20pt" style:font-size-asian="20pt" style:font-size-complex="20pt"/>
    </style:style>
    <style:style style:name="P396" style:parent-style-name="Normal" style:family="paragraph">
      <style:text-properties fo:font-size="20pt" style:font-size-asian="20pt" style:font-size-complex="20pt"/>
    </style:style>
    <style:style style:name="P397" style:parent-style-name="Normal" style:family="paragraph">
      <style:text-properties fo:font-size="20pt" style:font-size-asian="20pt" style:font-size-complex="20pt"/>
    </style:style>
    <style:style style:name="P398" style:parent-style-name="Normal" style:family="paragraph">
      <style:text-properties fo:font-size="20pt" style:font-size-asian="20pt" style:font-size-complex="20pt"/>
    </style:style>
    <style:style style:name="P399" style:parent-style-name="Normal" style:family="paragraph">
      <style:text-properties fo:font-size="20pt" style:font-size-asian="20pt" style:font-size-complex="20pt"/>
    </style:style>
    <style:style style:name="P400" style:parent-style-name="Normal" style:family="paragraph">
      <style:text-properties fo:font-size="20pt" style:font-size-asian="20pt" style:font-size-complex="20pt"/>
    </style:style>
    <style:style style:name="P401" style:parent-style-name="Normal" style:family="paragraph">
      <style:text-properties fo:font-size="20pt" style:font-size-asian="20pt" style:font-size-complex="20pt"/>
    </style:style>
    <style:style style:name="P402" style:parent-style-name="Normal" style:family="paragraph">
      <style:text-properties fo:font-size="20pt" style:font-size-asian="20pt" style:font-size-complex="20pt"/>
    </style:style>
    <style:style style:name="P403" style:parent-style-name="Normal" style:family="paragraph">
      <style:text-properties fo:font-size="20pt" style:font-size-asian="20pt" style:font-size-complex="20pt"/>
    </style:style>
    <style:style style:name="P404" style:parent-style-name="Normal" style:family="paragraph">
      <style:text-properties fo:font-size="20pt" style:font-size-asian="20pt" style:font-size-complex="20pt"/>
    </style:style>
    <style:style style:name="P405" style:parent-style-name="Normal" style:family="paragraph">
      <style:text-properties fo:font-size="20pt" style:font-size-asian="20pt" style:font-size-complex="20pt"/>
    </style:style>
    <style:style style:name="P406" style:parent-style-name="Normal" style:family="paragraph">
      <style:text-properties fo:font-size="20pt" style:font-size-asian="20pt" style:font-size-complex="20pt"/>
    </style:style>
    <style:style style:name="P407" style:parent-style-name="Normal" style:family="paragraph">
      <style:text-properties fo:font-size="20pt" style:font-size-asian="20pt" style:font-size-complex="20pt"/>
    </style:style>
    <style:style style:name="P408" style:parent-style-name="Normal" style:family="paragraph">
      <style:text-properties fo:font-size="20pt" style:font-size-asian="20pt" style:font-size-complex="20pt"/>
    </style:style>
    <style:style style:name="P409" style:parent-style-name="Normal" style:family="paragraph">
      <style:text-properties fo:font-size="20pt" style:font-size-asian="20pt" style:font-size-complex="20pt"/>
    </style:style>
    <style:style style:name="P410" style:parent-style-name="Normal" style:family="paragraph">
      <style:text-properties fo:font-size="20pt" style:font-size-asian="20pt" style:font-size-complex="20pt"/>
    </style:style>
    <style:style style:name="P411" style:parent-style-name="Normal" style:family="paragraph">
      <style:text-properties fo:font-size="20pt" style:font-size-asian="20pt" style:font-size-complex="20pt"/>
    </style:style>
    <style:style style:name="P412" style:parent-style-name="Normal" style:family="paragraph">
      <style:text-properties fo:font-size="20pt" style:font-size-asian="20pt" style:font-size-complex="20pt"/>
    </style:style>
    <style:style style:name="P413" style:parent-style-name="Normal" style:family="paragraph">
      <style:text-properties fo:font-size="20pt" style:font-size-asian="20pt" style:font-size-complex="20pt"/>
    </style:style>
    <style:style style:name="P414" style:parent-style-name="Normal" style:family="paragraph">
      <style:text-properties fo:font-size="20pt" style:font-size-asian="20pt" style:font-size-complex="20pt"/>
    </style:style>
    <style:style style:name="P415" style:parent-style-name="Normal" style:family="paragraph">
      <style:text-properties fo:font-size="20pt" style:font-size-asian="20pt" style:font-size-complex="20pt"/>
    </style:style>
    <style:style style:name="P416" style:parent-style-name="Normal" style:family="paragraph">
      <style:text-properties fo:font-size="20pt" style:font-size-asian="20pt" style:font-size-complex="20pt"/>
    </style:style>
    <style:style style:name="P417" style:parent-style-name="Normal" style:family="paragraph">
      <style:text-properties fo:font-size="20pt" style:font-size-asian="20pt" style:font-size-complex="20pt"/>
    </style:style>
    <style:style style:name="P418" style:parent-style-name="Normal" style:family="paragraph">
      <style:text-properties fo:font-size="20pt" style:font-size-asian="20pt" style:font-size-complex="20pt"/>
    </style:style>
    <style:style style:name="P419" style:parent-style-name="Normal" style:family="paragraph">
      <style:text-properties fo:font-size="20pt" style:font-size-asian="20pt" style:font-size-complex="20pt"/>
    </style:style>
    <style:style style:name="P420" style:parent-style-name="Normal" style:family="paragraph">
      <style:text-properties fo:font-size="20pt" style:font-size-asian="20pt" style:font-size-complex="20pt"/>
    </style:style>
    <style:style style:name="P421" style:parent-style-name="Normal" style:family="paragraph">
      <style:text-properties fo:font-size="20pt" style:font-size-asian="20pt" style:font-size-complex="20pt"/>
    </style:style>
    <style:style style:name="P422" style:parent-style-name="Normal" style:family="paragraph">
      <style:text-properties fo:font-size="20pt" style:font-size-asian="20pt" style:font-size-complex="20pt"/>
    </style:style>
    <style:style style:name="P423" style:parent-style-name="Normal" style:family="paragraph">
      <style:text-properties fo:font-size="20pt" style:font-size-asian="20pt" style:font-size-complex="20pt"/>
    </style:style>
    <style:style style:name="P424" style:parent-style-name="Normal" style:family="paragraph">
      <style:text-properties fo:font-size="20pt" style:font-size-asian="20pt" style:font-size-complex="20pt"/>
    </style:style>
    <style:style style:name="P425" style:parent-style-name="Normal" style:family="paragraph">
      <style:text-properties fo:font-size="20pt" style:font-size-asian="20pt" style:font-size-complex="20pt"/>
    </style:style>
    <style:style style:name="P426" style:parent-style-name="Normal" style:family="paragraph">
      <style:text-properties fo:font-size="20pt" style:font-size-asian="20pt" style:font-size-complex="20pt"/>
    </style:style>
    <style:style style:name="P427" style:parent-style-name="Normal" style:family="paragraph">
      <style:text-properties fo:font-size="20pt" style:font-size-asian="20pt" style:font-size-complex="20pt"/>
    </style:style>
    <style:style style:name="P428" style:parent-style-name="Normal" style:family="paragraph">
      <style:text-properties fo:font-size="20pt" style:font-size-asian="20pt" style:font-size-complex="20pt"/>
    </style:style>
    <style:style style:name="P429" style:parent-style-name="Normal" style:family="paragraph">
      <style:text-properties fo:font-size="20pt" style:font-size-asian="20pt" style:font-size-complex="20pt"/>
    </style:style>
    <style:style style:name="P430" style:parent-style-name="Normal" style:family="paragraph">
      <style:text-properties fo:font-size="20pt" style:font-size-asian="20pt" style:font-size-complex="20pt"/>
    </style:style>
    <style:style style:name="P431" style:parent-style-name="Normal" style:family="paragraph">
      <style:text-properties fo:font-size="20pt" style:font-size-asian="20pt" style:font-size-complex="20pt"/>
    </style:style>
    <style:style style:name="P432" style:parent-style-name="Normal" style:family="paragraph">
      <style:text-properties fo:font-size="20pt" style:font-size-asian="20pt" style:font-size-complex="20pt"/>
    </style:style>
    <style:style style:name="P433" style:parent-style-name="Normal" style:family="paragraph">
      <style:text-properties fo:font-size="20pt" style:font-size-asian="20pt" style:font-size-complex="20pt"/>
    </style:style>
    <style:style style:name="P434" style:parent-style-name="Normal" style:family="paragraph">
      <style:text-properties fo:font-size="20pt" style:font-size-asian="20pt" style:font-size-complex="20pt"/>
    </style:style>
    <style:style style:name="P435" style:parent-style-name="Normal" style:family="paragraph">
      <style:text-properties fo:font-size="20pt" style:font-size-asian="20pt" style:font-size-complex="20pt"/>
    </style:style>
    <style:style style:name="P436" style:parent-style-name="Normal" style:family="paragraph">
      <style:text-properties fo:font-size="20pt" style:font-size-asian="20pt" style:font-size-complex="20pt"/>
    </style:style>
    <style:style style:name="P437" style:parent-style-name="Normal" style:family="paragraph">
      <style:text-properties fo:font-size="20pt" style:font-size-asian="20pt" style:font-size-complex="20pt"/>
    </style:style>
    <style:style style:name="P438" style:parent-style-name="Normal" style:family="paragraph">
      <style:text-properties fo:font-size="20pt" style:font-size-asian="20pt" style:font-size-complex="20pt"/>
    </style:style>
    <style:style style:name="P439" style:parent-style-name="Normal" style:family="paragraph">
      <style:text-properties fo:font-size="20pt" style:font-size-asian="20pt" style:font-size-complex="20pt"/>
    </style:style>
    <style:style style:name="P440" style:parent-style-name="Normal" style:family="paragraph">
      <style:text-properties fo:font-size="20pt" style:font-size-asian="20pt" style:font-size-complex="20pt"/>
    </style:style>
    <style:style style:name="P441" style:parent-style-name="Normal" style:family="paragraph">
      <style:text-properties fo:font-size="20pt" style:font-size-asian="20pt" style:font-size-complex="20pt"/>
    </style:style>
    <style:style style:name="P442" style:parent-style-name="Normal" style:family="paragraph">
      <style:text-properties fo:font-size="20pt" style:font-size-asian="20pt" style:font-size-complex="20pt"/>
    </style:style>
    <style:style style:name="P443" style:parent-style-name="Normal" style:family="paragraph">
      <style:text-properties fo:font-size="20pt" style:font-size-asian="20pt" style:font-size-complex="20pt"/>
    </style:style>
    <style:style style:name="P444" style:parent-style-name="Normal" style:family="paragraph">
      <style:text-properties fo:font-size="20pt" style:font-size-asian="20pt" style:font-size-complex="20pt"/>
    </style:style>
    <style:style style:name="P445" style:parent-style-name="Normal" style:family="paragraph">
      <style:text-properties fo:font-size="20pt" style:font-size-asian="20pt" style:font-size-complex="20pt"/>
    </style:style>
    <style:style style:name="P446" style:parent-style-name="Normal" style:family="paragraph">
      <style:text-properties fo:font-size="20pt" style:font-size-asian="20pt" style:font-size-complex="20pt"/>
    </style:style>
    <style:style style:name="P447" style:parent-style-name="Normal" style:family="paragraph">
      <style:text-properties fo:font-size="20pt" style:font-size-asian="20pt" style:font-size-complex="20pt"/>
    </style:style>
    <style:style style:name="P448" style:parent-style-name="Normal" style:family="paragraph">
      <style:text-properties fo:font-size="20pt" style:font-size-asian="20pt" style:font-size-complex="20pt"/>
    </style:style>
    <style:style style:name="P449" style:parent-style-name="Normal" style:family="paragraph">
      <style:text-properties fo:font-size="20pt" style:font-size-asian="20pt" style:font-size-complex="20pt"/>
    </style:style>
    <style:style style:name="P450" style:parent-style-name="Normal" style:family="paragraph">
      <style:text-properties fo:font-size="20pt" style:font-size-asian="20pt" style:font-size-complex="20pt"/>
    </style:style>
    <style:style style:name="P451" style:parent-style-name="Normal" style:family="paragraph">
      <style:text-properties fo:font-size="20pt" style:font-size-asian="20pt" style:font-size-complex="20pt"/>
    </style:style>
    <style:style style:name="P452" style:parent-style-name="Normal" style:family="paragraph">
      <style:text-properties fo:font-size="20pt" style:font-size-asian="20pt" style:font-size-complex="20pt"/>
    </style:style>
    <style:style style:name="P453" style:parent-style-name="Normal" style:family="paragraph">
      <style:text-properties fo:font-size="20pt" style:font-size-asian="20pt" style:font-size-complex="20pt"/>
    </style:style>
    <style:style style:name="P454" style:parent-style-name="Normal" style:family="paragraph">
      <style:text-properties fo:font-size="20pt" style:font-size-asian="20pt" style:font-size-complex="20pt"/>
    </style:style>
    <style:style style:name="P455" style:parent-style-name="Normal" style:family="paragraph">
      <style:text-properties fo:font-size="20pt" style:font-size-asian="20pt" style:font-size-complex="20pt"/>
    </style:style>
    <style:style style:name="P456" style:parent-style-name="Normal" style:family="paragraph">
      <style:text-properties fo:font-size="20pt" style:font-size-asian="20pt" style:font-size-complex="20pt"/>
    </style:style>
    <style:style style:name="P457" style:parent-style-name="Normal" style:family="paragraph">
      <style:text-properties fo:font-size="20pt" style:font-size-asian="20pt" style:font-size-complex="20pt"/>
    </style:style>
    <style:style style:name="P458" style:parent-style-name="Normal" style:family="paragraph">
      <style:text-properties fo:font-size="20pt" style:font-size-asian="20pt" style:font-size-complex="20pt"/>
    </style:style>
    <style:style style:name="P459" style:parent-style-name="Normal" style:family="paragraph">
      <style:text-properties fo:font-size="20pt" style:font-size-asian="20pt" style:font-size-complex="20pt"/>
    </style:style>
    <style:style style:name="P460" style:parent-style-name="Normal" style:family="paragraph">
      <style:text-properties fo:font-size="20pt" style:font-size-asian="20pt" style:font-size-complex="20pt"/>
    </style:style>
    <style:style style:name="P461" style:parent-style-name="Normal" style:family="paragraph">
      <style:text-properties fo:font-size="20pt" style:font-size-asian="20pt" style:font-size-complex="20pt"/>
    </style:style>
    <style:style style:name="P462" style:parent-style-name="Normal" style:family="paragraph">
      <style:text-properties fo:font-size="20pt" style:font-size-asian="20pt" style:font-size-complex="20pt"/>
    </style:style>
    <style:style style:name="P463" style:parent-style-name="Normal" style:family="paragraph">
      <style:text-properties fo:font-size="20pt" style:font-size-asian="20pt" style:font-size-complex="20pt"/>
    </style:style>
    <style:style style:name="P464" style:parent-style-name="Normal" style:family="paragraph">
      <style:text-properties fo:font-size="20pt" style:font-size-asian="20pt" style:font-size-complex="20pt"/>
    </style:style>
    <style:style style:name="P465" style:parent-style-name="Normal" style:family="paragraph">
      <style:text-properties fo:font-size="20pt" style:font-size-asian="20pt" style:font-size-complex="20pt"/>
    </style:style>
    <style:style style:name="P466" style:parent-style-name="Normal" style:family="paragraph">
      <style:text-properties fo:font-size="20pt" style:font-size-asian="20pt" style:font-size-complex="20pt"/>
    </style:style>
    <style:style style:name="P467" style:parent-style-name="Normal" style:family="paragraph">
      <style:text-properties fo:font-size="20pt" style:font-size-asian="20pt" style:font-size-complex="20pt"/>
    </style:style>
    <style:style style:name="P468" style:parent-style-name="Normal" style:family="paragraph">
      <style:text-properties fo:font-size="20pt" style:font-size-asian="20pt" style:font-size-complex="20pt"/>
    </style:style>
    <style:style style:name="P469" style:parent-style-name="Normal" style:family="paragraph">
      <style:text-properties fo:font-size="20pt" style:font-size-asian="20pt" style:font-size-complex="20pt"/>
    </style:style>
    <style:style style:name="P470" style:parent-style-name="Normal" style:family="paragraph">
      <style:text-properties fo:font-size="20pt" style:font-size-asian="20pt" style:font-size-complex="20pt"/>
    </style:style>
    <style:style style:name="P471" style:parent-style-name="Normal" style:family="paragraph">
      <style:text-properties fo:font-size="20pt" style:font-size-asian="20pt" style:font-size-complex="20pt"/>
    </style:style>
    <style:style style:name="P472" style:parent-style-name="Normal" style:family="paragraph">
      <style:text-properties fo:font-size="20pt" style:font-size-asian="20pt" style:font-size-complex="20pt"/>
    </style:style>
    <style:style style:name="P473" style:parent-style-name="Normal" style:family="paragraph">
      <style:text-properties fo:font-size="20pt" style:font-size-asian="20pt" style:font-size-complex="20pt"/>
    </style:style>
    <style:style style:name="P474" style:parent-style-name="Normal" style:family="paragraph">
      <style:text-properties fo:font-size="20pt" style:font-size-asian="20pt" style:font-size-complex="20pt"/>
    </style:style>
    <style:style style:name="P475" style:parent-style-name="Normal" style:family="paragraph">
      <style:text-properties fo:font-size="20pt" style:font-size-asian="20pt" style:font-size-complex="20pt"/>
    </style:style>
    <style:style style:name="P476" style:parent-style-name="Normal" style:family="paragraph">
      <style:text-properties fo:font-size="20pt" style:font-size-asian="20pt" style:font-size-complex="20pt"/>
    </style:style>
    <style:style style:name="P477" style:parent-style-name="Normal" style:family="paragraph">
      <style:text-properties fo:font-size="20pt" style:font-size-asian="20pt" style:font-size-complex="20pt"/>
    </style:style>
    <style:style style:name="P478" style:parent-style-name="Normal" style:family="paragraph">
      <style:text-properties fo:font-size="20pt" style:font-size-asian="20pt" style:font-size-complex="20pt"/>
    </style:style>
    <style:style style:name="P479" style:parent-style-name="Normal" style:family="paragraph">
      <style:text-properties fo:font-size="20pt" style:font-size-asian="20pt" style:font-size-complex="20pt"/>
    </style:style>
    <style:style style:name="P480" style:parent-style-name="Normal" style:family="paragraph">
      <style:text-properties fo:font-size="20pt" style:font-size-asian="20pt" style:font-size-complex="20pt"/>
    </style:style>
    <style:style style:name="P481" style:parent-style-name="Normal" style:family="paragraph">
      <style:text-properties fo:font-size="20pt" style:font-size-asian="20pt" style:font-size-complex="20pt"/>
    </style:style>
    <style:style style:name="P482" style:parent-style-name="Normal" style:family="paragraph">
      <style:text-properties fo:font-size="20pt" style:font-size-asian="20pt" style:font-size-complex="20pt"/>
    </style:style>
    <style:style style:name="P483" style:parent-style-name="Normal" style:family="paragraph">
      <style:text-properties fo:font-size="20pt" style:font-size-asian="20pt" style:font-size-complex="20pt"/>
    </style:style>
    <style:style style:name="P484" style:parent-style-name="Normal" style:family="paragraph">
      <style:text-properties fo:font-size="20pt" style:font-size-asian="20pt" style:font-size-complex="20pt"/>
    </style:style>
    <style:style style:name="P485" style:parent-style-name="Normal" style:family="paragraph">
      <style:text-properties fo:font-size="20pt" style:font-size-asian="20pt" style:font-size-complex="20pt"/>
    </style:style>
    <style:style style:name="P486" style:parent-style-name="Normal" style:family="paragraph">
      <style:text-properties fo:font-size="20pt" style:font-size-asian="20pt" style:font-size-complex="20pt"/>
    </style:style>
    <style:style style:name="P487" style:parent-style-name="Normal" style:family="paragraph">
      <style:text-properties fo:font-size="20pt" style:font-size-asian="20pt" style:font-size-complex="20pt"/>
    </style:style>
    <style:style style:name="P488" style:parent-style-name="Normal" style:family="paragraph">
      <style:text-properties fo:font-size="20pt" style:font-size-asian="20pt" style:font-size-complex="20pt"/>
    </style:style>
    <style:style style:name="P489" style:parent-style-name="Normal" style:family="paragraph">
      <style:text-properties fo:font-size="20pt" style:font-size-asian="20pt" style:font-size-complex="20pt"/>
    </style:style>
    <style:style style:name="P490" style:parent-style-name="Normal" style:family="paragraph">
      <style:text-properties fo:font-size="20pt" style:font-size-asian="20pt" style:font-size-complex="20pt"/>
    </style:style>
    <style:style style:name="P491" style:parent-style-name="Normal" style:family="paragraph">
      <style:text-properties fo:font-size="20pt" style:font-size-asian="20pt" style:font-size-complex="20pt"/>
    </style:style>
    <style:style style:name="P492" style:parent-style-name="Normal" style:family="paragraph">
      <style:text-properties fo:font-size="20pt" style:font-size-asian="20pt" style:font-size-complex="20pt"/>
    </style:style>
    <style:style style:name="P493" style:parent-style-name="Normal" style:family="paragraph">
      <style:text-properties fo:font-size="20pt" style:font-size-asian="20pt" style:font-size-complex="20pt"/>
    </style:style>
    <style:style style:name="P494" style:parent-style-name="Normal" style:family="paragraph">
      <style:text-properties fo:font-size="20pt" style:font-size-asian="20pt" style:font-size-complex="20pt"/>
    </style:style>
    <style:style style:name="P495" style:parent-style-name="Normal" style:family="paragraph">
      <style:text-properties fo:font-size="20pt" style:font-size-asian="20pt" style:font-size-complex="20pt"/>
    </style:style>
    <style:style style:name="P496" style:parent-style-name="Normal" style:family="paragraph">
      <style:text-properties fo:font-size="20pt" style:font-size-asian="20pt" style:font-size-complex="20pt"/>
    </style:style>
    <style:style style:name="P497" style:parent-style-name="Normal" style:family="paragraph">
      <style:text-properties fo:font-size="20pt" style:font-size-asian="20pt" style:font-size-complex="20pt"/>
    </style:style>
    <style:style style:name="P498" style:parent-style-name="Normal" style:family="paragraph">
      <style:text-properties fo:font-size="20pt" style:font-size-asian="20pt" style:font-size-complex="20pt"/>
    </style:style>
    <style:style style:name="P499" style:parent-style-name="Normal" style:family="paragraph">
      <style:text-properties fo:font-size="20pt" style:font-size-asian="20pt" style:font-size-complex="20pt"/>
    </style:style>
    <style:style style:name="P500" style:parent-style-name="Normal" style:family="paragraph">
      <style:text-properties fo:font-size="20pt" style:font-size-asian="20pt" style:font-size-complex="20pt"/>
    </style:style>
    <style:style style:name="P501" style:parent-style-name="Normal" style:family="paragraph">
      <style:text-properties fo:font-size="20pt" style:font-size-asian="20pt" style:font-size-complex="20pt"/>
    </style:style>
    <style:style style:name="P502" style:parent-style-name="Normal" style:family="paragraph">
      <style:text-properties fo:font-size="20pt" style:font-size-asian="20pt" style:font-size-complex="20pt"/>
    </style:style>
    <style:style style:name="P503" style:parent-style-name="Normal" style:family="paragraph">
      <style:text-properties fo:font-size="20pt" style:font-size-asian="20pt" style:font-size-complex="20pt"/>
    </style:style>
    <style:style style:name="P504" style:parent-style-name="Normal" style:family="paragraph">
      <style:text-properties fo:font-size="20pt" style:font-size-asian="20pt" style:font-size-complex="20pt"/>
    </style:style>
    <style:style style:name="P505" style:parent-style-name="Normal" style:family="paragraph">
      <style:text-properties fo:font-size="20pt" style:font-size-asian="20pt" style:font-size-complex="20pt"/>
    </style:style>
    <style:style style:name="P506" style:parent-style-name="Normal" style:family="paragraph">
      <style:text-properties fo:font-size="20pt" style:font-size-asian="20pt" style:font-size-complex="20pt"/>
    </style:style>
    <style:style style:name="P507" style:parent-style-name="Normal" style:family="paragraph">
      <style:text-properties fo:font-size="20pt" style:font-size-asian="20pt" style:font-size-complex="20pt"/>
    </style:style>
    <style:style style:name="P508" style:parent-style-name="Normal" style:family="paragraph">
      <style:text-properties fo:font-size="20pt" style:font-size-asian="20pt" style:font-size-complex="20pt"/>
    </style:style>
    <style:style style:name="P509" style:parent-style-name="Normal" style:family="paragraph">
      <style:text-properties fo:font-size="20pt" style:font-size-asian="20pt" style:font-size-complex="20pt"/>
    </style:style>
    <style:style style:name="P510" style:parent-style-name="Normal" style:family="paragraph">
      <style:text-properties fo:font-size="20pt" style:font-size-asian="20pt" style:font-size-complex="20pt"/>
    </style:style>
    <style:style style:name="P511" style:parent-style-name="Normal" style:family="paragraph">
      <style:text-properties fo:font-size="20pt" style:font-size-asian="20pt" style:font-size-complex="20pt"/>
    </style:style>
    <style:style style:name="P512" style:parent-style-name="Normal" style:family="paragraph">
      <style:text-properties fo:font-size="20pt" style:font-size-asian="20pt" style:font-size-complex="20pt"/>
    </style:style>
    <style:style style:name="P513" style:parent-style-name="Normal" style:family="paragraph">
      <style:text-properties fo:font-size="20pt" style:font-size-asian="20pt" style:font-size-complex="20pt"/>
    </style:style>
    <style:style style:name="P514" style:parent-style-name="Normal" style:family="paragraph">
      <style:text-properties fo:font-size="20pt" style:font-size-asian="20pt" style:font-size-complex="20pt"/>
    </style:style>
    <style:style style:name="P515" style:parent-style-name="Normal" style:family="paragraph">
      <style:text-properties fo:font-size="20pt" style:font-size-asian="20pt" style:font-size-complex="20pt"/>
    </style:style>
    <style:style style:name="P516" style:parent-style-name="Normal" style:family="paragraph">
      <style:text-properties fo:font-size="20pt" style:font-size-asian="20pt" style:font-size-complex="20pt"/>
    </style:style>
    <style:style style:name="P517" style:parent-style-name="Normal" style:family="paragraph">
      <style:text-properties fo:font-size="20pt" style:font-size-asian="20pt" style:font-size-complex="20pt"/>
    </style:style>
    <style:style style:name="P518" style:parent-style-name="Normal" style:family="paragraph">
      <style:text-properties fo:font-size="20pt" style:font-size-asian="20pt" style:font-size-complex="20pt"/>
    </style:style>
    <style:style style:name="P519" style:parent-style-name="Normal" style:family="paragraph">
      <style:text-properties fo:font-size="20pt" style:font-size-asian="20pt" style:font-size-complex="20pt"/>
    </style:style>
    <style:style style:name="P520" style:parent-style-name="Normal" style:family="paragraph">
      <style:text-properties fo:font-size="20pt" style:font-size-asian="20pt" style:font-size-complex="20pt"/>
    </style:style>
    <style:style style:name="P521" style:parent-style-name="Normal" style:family="paragraph">
      <style:text-properties fo:font-size="20pt" style:font-size-asian="20pt" style:font-size-complex="20pt"/>
    </style:style>
    <style:style style:name="P522" style:parent-style-name="Normal" style:family="paragraph">
      <style:text-properties fo:font-size="20pt" style:font-size-asian="20pt" style:font-size-complex="20pt"/>
    </style:style>
    <style:style style:name="P523" style:parent-style-name="Normal" style:family="paragraph">
      <style:text-properties fo:font-size="20pt" style:font-size-asian="20pt" style:font-size-complex="20pt"/>
    </style:style>
    <style:style style:name="P524" style:parent-style-name="Normal" style:family="paragraph">
      <style:text-properties fo:font-size="20pt" style:font-size-asian="20pt" style:font-size-complex="20pt"/>
    </style:style>
    <style:style style:name="P525" style:parent-style-name="Normal" style:family="paragraph">
      <style:text-properties fo:font-size="20pt" style:font-size-asian="20pt" style:font-size-complex="20pt"/>
    </style:style>
    <style:style style:name="P526" style:parent-style-name="Normal" style:family="paragraph">
      <style:text-properties fo:font-size="20pt" style:font-size-asian="20pt" style:font-size-complex="20pt"/>
    </style:style>
    <style:style style:name="P527" style:parent-style-name="Normal" style:family="paragraph">
      <style:text-properties fo:font-size="20pt" style:font-size-asian="20pt" style:font-size-complex="20pt"/>
    </style:style>
    <style:style style:name="P528" style:parent-style-name="Normal" style:family="paragraph">
      <style:text-properties fo:font-size="20pt" style:font-size-asian="20pt" style:font-size-complex="20pt"/>
    </style:style>
    <style:style style:name="P529" style:parent-style-name="Normal" style:family="paragraph">
      <style:text-properties fo:font-size="20pt" style:font-size-asian="20pt" style:font-size-complex="20pt"/>
    </style:style>
    <style:style style:name="P530" style:parent-style-name="Normal" style:family="paragraph">
      <style:text-properties fo:font-size="20pt" style:font-size-asian="20pt" style:font-size-complex="20pt"/>
    </style:style>
    <style:style style:name="P531" style:parent-style-name="Normal" style:family="paragraph">
      <style:text-properties fo:font-size="20pt" style:font-size-asian="20pt" style:font-size-complex="20pt"/>
    </style:style>
    <style:style style:name="P532" style:parent-style-name="Normal" style:family="paragraph">
      <style:text-properties fo:font-size="20pt" style:font-size-asian="20pt" style:font-size-complex="20pt"/>
    </style:style>
    <style:style style:name="P533" style:parent-style-name="Normal" style:family="paragraph">
      <style:text-properties fo:font-size="20pt" style:font-size-asian="20pt" style:font-size-complex="20pt"/>
    </style:style>
    <style:style style:name="P534" style:parent-style-name="Normal" style:family="paragraph">
      <style:text-properties fo:font-size="20pt" style:font-size-asian="20pt" style:font-size-complex="20pt"/>
    </style:style>
    <style:style style:name="P535" style:parent-style-name="Normal" style:family="paragraph">
      <style:text-properties fo:font-size="20pt" style:font-size-asian="20pt" style:font-size-complex="20pt"/>
    </style:style>
    <style:style style:name="P536" style:parent-style-name="Normal" style:family="paragraph">
      <style:text-properties fo:font-size="20pt" style:font-size-asian="20pt" style:font-size-complex="20pt"/>
    </style:style>
    <style:style style:name="P537" style:parent-style-name="Normal" style:family="paragraph">
      <style:text-properties fo:font-size="20pt" style:font-size-asian="20pt" style:font-size-complex="20pt"/>
    </style:style>
    <style:style style:name="P538" style:parent-style-name="Normal" style:family="paragraph">
      <style:text-properties fo:font-size="20pt" style:font-size-asian="20pt" style:font-size-complex="20pt"/>
    </style:style>
    <style:style style:name="P539" style:parent-style-name="Normal" style:family="paragraph">
      <style:text-properties fo:font-size="20pt" style:font-size-asian="20pt" style:font-size-complex="20pt"/>
    </style:style>
    <style:style style:name="P540" style:parent-style-name="Normal" style:family="paragraph">
      <style:text-properties fo:font-size="20pt" style:font-size-asian="20pt" style:font-size-complex="20pt"/>
    </style:style>
    <style:style style:name="P541" style:parent-style-name="Normal" style:family="paragraph">
      <style:text-properties fo:font-size="20pt" style:font-size-asian="20pt" style:font-size-complex="20pt"/>
    </style:style>
    <style:style style:name="P542" style:parent-style-name="Normal" style:family="paragraph">
      <style:text-properties fo:font-size="20pt" style:font-size-asian="20pt" style:font-size-complex="20pt"/>
    </style:style>
    <style:style style:name="P543" style:parent-style-name="Normal" style:family="paragraph">
      <style:text-properties fo:font-size="20pt" style:font-size-asian="20pt" style:font-size-complex="20pt"/>
    </style:style>
    <style:style style:name="P544" style:parent-style-name="Normal" style:family="paragraph">
      <style:text-properties fo:font-size="20pt" style:font-size-asian="20pt" style:font-size-complex="20pt"/>
    </style:style>
    <style:style style:name="P545" style:parent-style-name="Normal" style:family="paragraph">
      <style:text-properties fo:font-size="20pt" style:font-size-asian="20pt" style:font-size-complex="20pt"/>
    </style:style>
    <style:style style:name="P546" style:parent-style-name="Normal" style:family="paragraph">
      <style:text-properties fo:font-size="20pt" style:font-size-asian="20pt" style:font-size-complex="20pt"/>
    </style:style>
    <style:style style:name="P547" style:parent-style-name="Normal" style:family="paragraph">
      <style:text-properties fo:font-size="20pt" style:font-size-asian="20pt" style:font-size-complex="20pt"/>
    </style:style>
    <style:style style:name="P548" style:parent-style-name="Normal" style:family="paragraph">
      <style:text-properties fo:font-size="20pt" style:font-size-asian="20pt" style:font-size-complex="20pt"/>
    </style:style>
    <style:style style:name="P549" style:parent-style-name="Normal" style:family="paragraph">
      <style:text-properties fo:font-size="20pt" style:font-size-asian="20pt" style:font-size-complex="20pt"/>
    </style:style>
    <style:style style:name="P550" style:parent-style-name="Normal" style:family="paragraph">
      <style:text-properties fo:font-size="20pt" style:font-size-asian="20pt" style:font-size-complex="20pt"/>
    </style:style>
    <style:style style:name="P551" style:parent-style-name="Normal" style:family="paragraph">
      <style:text-properties fo:font-size="20pt" style:font-size-asian="20pt" style:font-size-complex="20pt"/>
    </style:style>
    <style:style style:name="P552" style:parent-style-name="Normal" style:family="paragraph">
      <style:text-properties fo:font-size="20pt" style:font-size-asian="20pt" style:font-size-complex="20pt"/>
    </style:style>
    <style:style style:name="P553" style:parent-style-name="Normal" style:family="paragraph">
      <style:text-properties fo:font-size="20pt" style:font-size-asian="20pt" style:font-size-complex="20pt"/>
    </style:style>
    <style:style style:name="P554" style:parent-style-name="Normal" style:family="paragraph">
      <style:text-properties fo:font-size="20pt" style:font-size-asian="20pt" style:font-size-complex="20pt"/>
    </style:style>
    <style:style style:name="P555" style:parent-style-name="Normal" style:family="paragraph">
      <style:text-properties fo:font-size="20pt" style:font-size-asian="20pt" style:font-size-complex="20pt"/>
    </style:style>
    <style:style style:name="P556" style:parent-style-name="Normal" style:family="paragraph">
      <style:text-properties fo:font-size="20pt" style:font-size-asian="20pt" style:font-size-complex="20pt"/>
    </style:style>
    <style:style style:name="P557" style:parent-style-name="Normal" style:family="paragraph">
      <style:text-properties fo:font-size="20pt" style:font-size-asian="20pt" style:font-size-complex="20pt"/>
    </style:style>
    <style:style style:name="P558" style:parent-style-name="Normal" style:family="paragraph">
      <style:text-properties fo:font-size="20pt" style:font-size-asian="20pt" style:font-size-complex="20pt"/>
    </style:style>
  </office:automatic-styles>
  <office:body>
    <office:text text:use-soft-page-breaks="true">
      <text:p text:style-name="P1">&lt;!DOCTYPE html&gt;</text:p>
      <text:p text:style-name="Normal">&lt;html&gt;</text:p>
      <text:p text:style-name="Normal">&lt;head&gt;</text:p>
      <text:p text:style-name="Normal">  &lt;title&gt;Home&lt;/title&gt;</text:p>
      <text:p text:style-name="Normal">  &lt;style&gt;</text:p>
      <text:p text:style-name="Normal">    body {</text:p>
      <text:p text:style-name="Normal">      background-image: url("{{ url_for('static', filename='images/Car.jpg') }}");</text:p>
      <text:p text:style-name="Normal">      background-size: cover;</text:p>
      <text:p text:style-name="Normal">      background-repeat: no-repeat;</text:p>
      <text:p text:style-name="Normal">      background-attachment: fixed;</text:p>
      <text:p text:style-name="Normal">      margin: 0;</text:p>
      <text:p text:style-name="Normal">      padding: 0;</text:p>
      <text:p text:style-name="Normal">    }</text:p>
      <text:p text:style-name="Normal"/>
      <text:p text:style-name="Normal">    .pd {</text:p>
      <text:p text:style-name="Normal">      padding-bottom: 45%;</text:p>
      <text:p text:style-name="Normal">    }</text:p>
      <text:p text:style-name="Normal">  &lt;/style&gt;</text:p>
      <text:p text:style-name="Normal">&lt;/head&gt;</text:p>
      <text:p text:style-name="Normal">&lt;body&gt;</text:p>
      <text:p text:style-name="Normal"/>
      <text:p text:style-name="Normal">  &lt;br&gt;</text:p>
      <text:p text:style-name="Normal">  &lt;center&gt;</text:p>
      <text:p text:style-name="Normal">    &lt;b class="pd"&gt;</text:p>
      <text:p text:style-name="Normal">      &lt;span style="color: black; font-size: 60px; font-family: 'Comic Sans MS', cursive, sans-serif;"&gt;</text:p>
      <text:p text:style-name="Normal">        Traffic volume estimation</text:p>
      <text:p text:style-name="Normal">      &lt;/span&gt;</text:p>
      <text:p text:style-name="Normal">    &lt;/b&gt;</text:p>
      <text:p text:style-name="Normal">  &lt;/center&gt;</text:p>
      <text:p text:style-name="Normal">  &lt;br&gt;&lt;br&gt;</text:p>
      <text:p text:style-name="Normal"/>
      <text:p text:style-name="Normal">  &lt;div&gt;</text:p>
      <text:p text:style-name="Normal">    &lt;br&gt;</text:p>
      <text:p text:style-name="Normal">    &lt;center&gt;</text:p>
      <text:p text:style-name="Normal">      &lt;p&gt;&lt;span style="color: black;"&gt;{{ result }}&lt;/span&gt;&lt;/p&gt;  </text:p>
      <text:p text:style-name="Normal">    &lt;/center&gt;</text:p>
      <text:p text:style-name="Normal">  &lt;/div&gt;</text:p>
      <text:p text:style-name="Normal"/>
      <text:p text:style-name="Normal">&lt;/body&gt;</text:p>
      <text:p text:style-name="Normal">&lt;/html&gt;</text:p>
      <text:p text:style-name="Normal"/>
      <text:p text:style-name="Normal">TrafficTelligence is an advanced system that uses machine learning algorithms to estimate and predict traffic volume with precision. It analyzes historical traffic data, weather patterns, events, and other relevant factors to provide accurate forecasts and insights for enhancing traffic management, urban planning, and commuter experiences.</text:p>
      <text:p text:style-name="Normal"/>
      <text:p text:style-name="Normal">Key Features:</text:p>
      <text:p text:style-name="Normal"/>
      <text:p text:style-name="Normal">- Data Collection: Gathering real-time network data, such as packet flow and bandwidth usage, from sensors and monitoring tools.</text:p>
      <text:p text:style-name="Normal">- Machine Learning Model: Applying predictive algorithms that analyze historical data and forecast future traffic trends.</text:p>
      <text:p text:style-name="Normal">- Traffic Management: Adjusting the network's configuration based on the forecast to optimize resource allocation and performance.</text:p>
      <text:p text:style-name="Normal"/>
      <text:p text:style-name="Normal">Technologies Used:</text:p>
      <text:p text:style-name="Normal"/>
      <text:p text:style-name="Normal">- Python 3.x: Core programming language</text:p>
      <text:p text:style-name="Normal">- Flask: Web framework for building the user interface</text:p>
      <text:p text:style-name="Normal">- Regression Models: For predicting traffic volume based on various inputs</text:p>
      <text:p text:style-name="Normal"/>
      <text:p text:style-name="Normal">How it Works:</text:p>
      <text:p text:style-name="Normal"/>
      <text:p text:style-name="Normal">1. Data Preprocessing: Ensuring clean, normalized data to minimize errors in forecasting.</text:p>
      <text:p text:style-name="Normal">2. Model Selection: Choosing models based on the type of traffic and forecast horizon, such as recurrent neural networks (RNNs) for sequential patterns.</text:p>
      <text:p text:style-name="Normal">3. Hyperparameter Tuning: Fine-tuning model parameters to improve forecasting accuracy.</text:p>
      <text:p text:style-name="Normal"/>
      <text:p text:style-name="Normal">Benefits:</text:p>
      <text:p text:style-name="Normal"/>
      <text:p text:style-name="Normal">- Improved Traffic Management: Enables urban planners, developers, and researchers to monitor and forecast traffic flow effectively.</text:p>
      <text:p text:style-name="Normal">- Enhanced Commuter Experience: Provides accurate traffic volume predictions to reduce congestion and travel time.</text:p>
      <text:p text:style-name="Normal">- Real-time Insights: Offers immediate traffic volume forecasting in dynamically evolving urban settings or less-monitored road segments ¹ ² ³.</text:p>
      <text:p text:style-name="Normal"/>
      <text:p text:style-name="Normal">THIS IS HTML CODE</text:p>
      <text:p text:style-name="Normal"/>
      <text:p text:style-name="Normal">&lt;!DOCTYPE html&gt;</text:p>
      <text:p text:style-name="Normal">&lt;html&gt;</text:p>
      <text:p text:style-name="Normal">&lt;head&gt;</text:p>
      <text:p text:style-name="Normal"><text:s text:c="2"/>&lt;meta charset="UTF-8"&gt;</text:p>
      <text:p text:style-name="Normal"><text:s text:c="2"/>&lt;title&gt;Traffic Volume Estimation&lt;/title&gt;</text:p>
      <text:p text:style-name="Normal"><text:s text:c="2"/>&lt;style&gt;</text:p>
      <text:p text:style-name="Normal"><text:s text:c="4"/>body {</text:p>
      <text:p text:style-name="Normal"><text:s text:c="6"/>background-image: url("{{ url_for('static', filename='images/Traffic.jpg') }}");</text:p>
      <text:p text:style-name="Normal"><text:s text:c="6"/>background-size: cover;</text:p>
      <text:p text:style-name="Normal"><text:s text:c="6"/>background-repeat: no-repeat;</text:p>
      <text:p text:style-name="Normal"><text:s text:c="6"/>background-attachment: fixed;</text:p>
      <text:p text:style-name="Normal"><text:s text:c="6"/>color: black;</text:p>
      <text:p text:style-name="Normal"><text:s text:c="6"/>font-family: sans-serif;</text:p>
      <text:p text:style-name="Normal"><text:s text:c="4"/>}</text:p>
      <text:p text:style-name="Normal"><text:s text:c="4"/>.login {</text:p>
      <text:p text:style-name="Normal"><text:s text:c="6"/>background-color: rgba(255, 255, 255, 0.8);</text:p>
      <text:p text:style-name="Normal"><text:s text:c="6"/>margin: 50px auto;</text:p>
      <text:p text:style-name="Normal"><text:s text:c="6"/>padding: 30px;</text:p>
      <text:p text:style-name="Normal"><text:s text:c="6"/>border-radius: 10px;</text:p>
      <text:p text:style-name="Normal"><text:s text:c="6"/>max-width: 600px;</text:p>
      <text:p text:style-name="Normal"><text:s text:c="6"/>box-shadow: 0 0 10px rgba(0, 0, 0, 0.1);</text:p>
      <text:p text:style-name="Normal"><text:s text:c="4"/>}</text:p>
      <text:p text:style-name="Normal"><text:s text:c="4"/>h1 {</text:p>
      <text:p text:style-name="Normal"><text:s text:c="6"/>text-align: center;</text:p>
      <text:p text:style-name="Normal"><text:s text:c="6"/>color: #333;</text:p>
      <text:p text:style-name="Normal"><text:s text:c="4"/>}</text:p>
      <text:p text:style-name="Normal"><text:s text:c="4"/>label {</text:p>
      <text:p text:style-name="Normal"><text:s text:c="6"/>display: inline-block;</text:p>
      <text:p text:style-name="Normal"><text:s text:c="6"/>width: 120px;</text:p>
      <text:p text:style-name="Normal"><text:s text:c="6"/>margin-bottom: 10px;</text:p>
      <text:p text:style-name="Normal"><text:s text:c="6"/>font-weight: bold;</text:p>
      <text:p text:style-name="Normal"><text:s text:c="4"/>}</text:p>
      <text:p text:style-name="Normal"><text:s text:c="4"/>input[type="number"],</text:p>
      <text:p text:style-name="Normal"><text:s text:c="4"/>select {</text:p>
      <text:p text:style-name="Normal"><text:s text:c="6"/>width: calc(100% - 130px);</text:p>
      <text:p text:style-name="Normal"><text:s text:c="6"/>padding: 8px;</text:p>
      <text:p text:style-name="Normal"><text:s text:c="6"/>margin-bottom: 10px;</text:p>
      <text:p text:style-name="Normal"><text:s text:c="6"/>border: 1px solid #ccc;</text:p>
      <text:p text:style-name="Normal"><text:s text:c="6"/>border-radius: 4px;</text:p>
      <text:p text:style-name="Normal"><text:s text:c="6"/>box-sizing: border-box;</text:p>
      <text:p text:style-name="Normal"><text:s text:c="4"/>}</text:p>
      <text:p text:style-name="Normal"><text:s text:c="4"/>button {</text:p>
      <text:p text:style-name="Normal"><text:s text:c="6"/>background-color: #4CAF50;</text:p>
      <text:p text:style-name="Normal"><text:s text:c="6"/>color: white;</text:p>
      <text:p text:style-name="Normal"><text:s text:c="6"/>padding: 10px 15px;</text:p>
      <text:p text:style-name="Normal"><text:s text:c="6"/>border: none;</text:p>
      <text:p text:style-name="Normal"><text:s text:c="6"/>border-radius: 4px;</text:p>
      <text:p text:style-name="Normal"><text:s text:c="6"/>cursor: pointer;</text:p>
      <text:p text:style-name="Normal"><text:s text:c="6"/>font-size: 16px;</text:p>
      <text:p text:style-name="Normal"><text:s text:c="6"/>width: 100%;</text:p>
      <text:p text:style-name="Normal"><text:s text:c="6"/>box-sizing: border-box;</text:p>
      <text:p text:style-name="Normal"><text:s text:c="6"/>margin-top: 20px;</text:p>
      <text:p text:style-name="Normal"><text:s text:c="4"/>}</text:p>
      <text:p text:style-name="Normal"><text:s text:c="4"/>button:hover {</text:p>
      <text:p text:style-name="Normal"><text:s text:c="6"/>background-color: #45a049;</text:p>
      <text:p text:style-name="Normal"><text:s text:c="4"/>}</text:p>
      <text:p text:style-name="Normal"><text:s text:c="4"/>img {</text:p>
      <text:p text:style-name="Normal"><text:s text:c="6"/>display: block;</text:p>
      <text:p text:style-name="Normal"><text:s text:c="6"/>margin: 10px auto;</text:p>
      <text:p text:style-name="Normal"><text:s text:c="6"/>max-width: 100%;</text:p>
      <text:p text:style-name="Normal"><text:s text:c="6"/>height: auto;</text:p>
      <text:p text:style-name="Normal"><text:s text:c="6"/>border: 1px solid #ddd;</text:p>
      <text:p text:style-name="Normal"><text:s text:c="6"/>border-radius: 5px;</text:p>
      <text:p text:style-name="Normal"><text:s text:c="4"/>}</text:p>
      <text:p text:style-name="Normal"><text:s text:c="2"/>&lt;/style&gt;</text:p>
      <text:p text:style-name="Normal">&lt;/head&gt;</text:p>
      <text:p text:style-name="Normal">&lt;body&gt;</text:p>
      <text:p text:style-name="Normal">&lt;div class="login"&gt;</text:p>
      <text:p text:style-name="Normal"><text:s text:c="2"/>&lt;center&gt;&lt;h1&gt;Traffic Volume Estimation&lt;/h1&gt;&lt;/center&gt;</text:p>
      <text:p text:style-name="Normal"><text:s text:c="2"/>&lt;form action="{{ url_for('predict')}}" method="post"&gt;</text:p>
      <text:p text:style-name="Normal"><text:s text:c="4"/>&lt;h2&gt;Please enter the following details&lt;/h2&gt;</text:p>
      <text:p text:style-name="Normal"/>
      <text:p text:style-name="Normal"><text:s text:c="4"/>&lt;label for="holiday"&gt;Holiday:&lt;/label&gt;</text:p>
      <text:p text:style-name="Normal"><text:s text:c="4"/>&lt;select id="holiday" name="holiday"&gt;</text:p>
      <text:p text:style-name="Normal"><text:s text:c="6"/>&lt;option value=7&gt;None&lt;/option&gt;</text:p>
      <text:p text:style-name="Normal"><text:s text:c="6"/>&lt;option value=1&gt;Columbus Day&lt;/option&gt;</text:p>
      <text:p text:style-name="Normal"><text:s text:c="6"/>&lt;option value=10&gt;Veterans Day&lt;/option&gt;</text:p>
      <text:p text:style-name="Normal"><text:s text:c="6"/>&lt;option value=9&gt;Thanksgiving Day&lt;/option&gt;</text:p>
      <text:p text:style-name="Normal"><text:s text:c="6"/>&lt;option value=0&gt;Christmas Day&lt;/option&gt;</text:p>
      <text:p text:style-name="Normal"><text:s text:c="6"/>&lt;option value=6&gt;New Years Day&lt;/option&gt;</text:p>
      <text:p text:style-name="Normal"><text:s text:c="6"/>&lt;option value=11&gt;Washington's Birthday&lt;/option&gt;</text:p>
      <text:p text:style-name="Normal"><text:s text:c="6"/>&lt;option value=5&gt;Memorial Day&lt;/option&gt;</text:p>
      <text:p text:style-name="Normal"><text:s text:c="6"/>&lt;option value=2&gt;Independence Day&lt;/option&gt;</text:p>
      <text:p text:style-name="Normal"><text:s text:c="6"/>&lt;option value=8&gt;State Fair&lt;/option&gt;</text:p>
      <text:p text:style-name="Normal"><text:s text:c="6"/>&lt;option value=3&gt;Labor Day&lt;/option&gt;</text:p>
      <text:p text:style-name="Normal"><text:s text:c="6"/>&lt;option value=4&gt;Martin Luther King Jr Day&lt;/option&gt;</text:p>
      <text:p text:style-name="Normal"><text:s text:c="4"/>&lt;/select&gt;&lt;br&gt;</text:p>
      <text:p text:style-name="Normal"/>
      <text:p text:style-name="Normal"><text:s text:c="4"/>&lt;label&gt;Temp:&lt;/label&gt;</text:p>
      <text:p text:style-name="Normal"><text:s text:c="4"/>&lt;input type="number" name="temp" placeholder="temp" required="required" /&gt;&lt;br&gt;</text:p>
      <text:p text:style-name="Normal"/>
      <text:p text:style-name="Normal"><text:s text:c="4"/>&lt;label&gt;Rain (0 or 1):&lt;/label&gt;</text:p>
      <text:p text:style-name="Normal"><text:s text:c="4"/>&lt;input type="number" min="0" max="1" name="rain" placeholder="rain" required="required" /&gt;&lt;br&gt;</text:p>
      <text:p text:style-name="Normal"/>
      <text:p text:style-name="Normal"><text:s text:c="4"/>&lt;label&gt;Snow (0 or 1):&lt;/label&gt;</text:p>
      <text:p text:style-name="Normal"><text:s text:c="4"/>&lt;input type="number" min="0" max="1" name="snow" placeholder="snow" required="required" /&gt;&lt;br&gt;</text:p>
      <text:p text:style-name="Normal"/>
      <text:p text:style-name="Normal"><text:s text:c="4"/>&lt;label for="weather"&gt;Weather:&lt;/label&gt;</text:p>
      <text:p text:style-name="Normal"><text:s text:c="4"/>&lt;select id="weather" name="weather"&gt;</text:p>
      <text:p text:style-name="Normal"><text:s text:c="6"/>&lt;option value=1&gt;Clouds&lt;/option&gt;</text:p>
      <text:p text:style-name="Normal"><text:s text:c="6"/>&lt;option value=0&gt;Clear&lt;/option&gt;</text:p>
      <text:p text:style-name="Normal"><text:s text:c="6"/>&lt;option value=6&gt;Rain&lt;/option&gt;</text:p>
      <text:p text:style-name="Normal"><text:s text:c="6"/>&lt;option value=2&gt;Drizzle&lt;/option&gt;</text:p>
      <text:p text:style-name="Normal"><text:s text:c="6"/>&lt;option value=5&gt;Mist&lt;/option&gt;</text:p>
      <text:p text:style-name="Normal"><text:s text:c="6"/>&lt;option value=4&gt;Haze&lt;/option&gt;</text:p>
      <text:p text:style-name="Normal"><text:s text:c="6"/>&lt;option value=3&gt;Fog&lt;/option&gt;</text:p>
      <text:p text:style-name="Normal"><text:s text:c="6"/>&lt;option value=10&gt;Thunderstorm&lt;/option&gt;</text:p>
      <text:p text:style-name="Normal"><text:s text:c="6"/>&lt;option value=8&gt;Snow&lt;/option&gt;</text:p>
      <text:p text:style-name="Normal"><text:s text:c="6"/>&lt;option value=9&gt;Squall&lt;/option&gt;</text:p>
      <text:p text:style-name="Normal"><text:s text:c="6"/>&lt;option value=7&gt;Smoke&lt;/option&gt;</text:p>
      <text:p text:style-name="Normal"><text:s text:c="4"/>&lt;/select&gt;&lt;br&gt;</text:p>
      <text:p text:style-name="Normal"/>
      <text:p text:style-name="Normal"><text:s text:c="4"/>&lt;label&gt;Year:&lt;/label&gt;</text:p>
      <text:p text:style-name="Normal"><text:s text:c="4"/>&lt;input type="number" min="2012" max="2022" name="year" placeholder="year" required="required" /&gt;&lt;br&gt;</text:p>
      <text:p text:style-name="Normal"/>
      <text:p text:style-name="Normal"><text:s text:c="4"/>&lt;label&gt;Month:&lt;/label&gt;</text:p>
      <text:p text:style-name="Normal"><text:s text:c="4"/>&lt;input type="number" min="1" max="12" name="month" placeholder="month" required="required" /&gt;&lt;br&gt;</text:p>
      <text:p text:style-name="Normal"/>
      <text:p text:style-name="Normal"><text:s text:c="4"/>&lt;label&gt;Day:&lt;/label&gt;</text:p>
      <text:p text:style-name="Normal"><text:s text:c="4"/>&lt;input type="number" min="1" max="31" name="day" placeholder="day" required="required" /&gt;&lt;br&gt;</text:p>
      <text:p text:style-name="Normal"/>
      <text:p text:style-name="Normal"><text:s text:c="4"/>&lt;label&gt;Hours (0-24):&lt;/label&gt;</text:p>
      <text:p text:style-name="Normal"><text:s text:c="4"/>&lt;input type="number" min="0" max="24" name="hours" placeholder="hours" required="required" /&gt;&lt;br&gt;</text:p>
      <text:p text:style-name="Normal"/>
      <text:p text:style-name="Normal"><text:s text:c="4"/>&lt;label&gt;Minutes (0-59):&lt;/label&gt;</text:p>
      <text:p text:style-name="Normal"><text:s text:c="4"/>&lt;input type="number" min="0" max="59" name="minutes" placeholder="minutes" required="required" /&gt;&lt;br&gt;</text:p>
      <text:p text:style-name="Normal"/>
      <text:p text:style-name="Normal"><text:s text:c="4"/>&lt;label&gt;Seconds (0-59):&lt;/label&gt;</text:p>
      <text:p text:style-name="Normal"><text:s text:c="4"/>&lt;input type="number" min="0" max="59" name="seconds" placeholder="seconds" required="required" /&gt;&lt;br&gt;</text:p>
      <text:p text:style-name="Normal"/>
      <text:p text:style-name="Normal"><text:s text:c="4"/>&lt;button type="submit" class="btn btn-primary btn-block btn-large"&gt;Predict&lt;/button&gt;</text:p>
      <text:p text:style-name="Normal"><text:s text:c="2"/>&lt;/form&gt;</text:p>
      <text:p text:style-name="Normal"><text:s text:c="2"/>&lt;br&gt;</text:p>
      <text:p text:style-name="Normal"><text:s text:c="2"/>{{ prediction_text }}</text:p>
      <text:p text:style-name="Normal"><text:s text:c="2"/>&lt;br&gt;</text:p>
      <text:p text:style-name="Normal"><text:s text:c="2"/>&lt;br&gt;</text:p>
      <text:p text:style-name="Normal"><text:s text:c="2"/>&lt;img src="data:image/png;base64,{{url_3}}" alt="Traffic Volume Graph 1" onerror="this.style.display='none'"/&gt;</text:p>
      <text:p text:style-name="Normal"><text:s text:c="2"/>&lt;img src="data:image/png;base64,{{url_1}}" alt="Traffic Volume Graph 2" onerror="this.style.display='none'"/&gt;</text:p>
      <text:p text:style-name="Normal"><text:s text:c="2"/>&lt;img src="data:image/png;base64,{{url_4}}" alt="Traffic Volume Graph 3" onerror="this.style.display='none'"/&gt;</text:p>
      <text:p text:style-name="Normal"><text:s text:c="2"/>&lt;br&gt;</text:p>
      <text:p text:style-name="Normal"><text:s text:c="2"/>&lt;br&gt;</text:p>
      <text:p text:style-name="Normal"><text:s text:c="2"/>&lt;img src="data:image/png;base64,{{url_2}}" alt="Overall Traffic Trend" onerror="this.style.display='none'"/&gt;</text:p>
      <text:p text:style-name="Normal">&lt;/div&gt;</text:p>
      <text:p text:style-name="Normal">&lt;/body&gt;</text:p>
      <text:p text:style-name="Normal">&lt;/html&gt;</text:p>
      <text:p text:style-name="Normal"/>
      <text:p text:style-name="P2"/>
      <text:p text:style-name="P3">TRAFFIC VOLUME ESTIMATON</text:p>
      <text:p text:style-name="P4">{</text:p>
      <text:p text:style-name="P5"><text:s/>"cells": [</text:p>
      <text:p text:style-name="P6"><text:s text:c="2"/>{</text:p>
      <text:p text:style-name="P7"><text:s text:c="3"/>"cell_type": "code",</text:p>
      <text:p text:style-name="P8"><text:s text:c="3"/>"execution_count": null,</text:p>
      <text:p text:style-name="P9"><text:s text:c="3"/>"id": "feec45f8-da93-42c5-89c1-4b30c4c3d539",</text:p>
      <text:p text:style-name="P10"><text:s text:c="3"/>"metadata": {},</text:p>
      <text:p text:style-name="P11"><text:s text:c="3"/>"outputs": [],</text:p>
      <text:p text:style-name="P12"><text:s text:c="3"/>"source": [</text:p>
      <text:p text:style-name="P13"><text:s text:c="4"/>"import pandas as pd\n",</text:p>
      <text:p text:style-name="P14"><text:s text:c="4"/>"import numpy as np\n",</text:p>
      <text:p text:style-name="P15"><text:s text:c="4"/>"import seaborn as sns\n",</text:p>
      <text:p text:style-name="P16"><text:s text:c="4"/>"import sklearn as sk\n",</text:p>
      <text:p text:style-name="P17"><text:s text:c="4"/>"from sklearn import linear_model\n",</text:p>
      <text:p text:style-name="P18"><text:s text:c="4"/>"from sklearn import tree\n",</text:p>
      <text:p text:style-name="P19"><text:s text:c="4"/>"from sklearn import ensemble\n",</text:p>
      <text:p text:style-name="P20"><text:s text:c="4"/>"from sklearn import svm"</text:p>
      <text:p text:style-name="P21"><text:s text:c="3"/>]</text:p>
      <text:p text:style-name="P22"><text:s text:c="2"/>},</text:p>
      <text:p text:style-name="P23"><text:s text:c="2"/>{</text:p>
      <text:p text:style-name="P24"><text:s text:c="3"/>"cell_type": "code",</text:p>
      <text:p text:style-name="P25"><text:s text:c="3"/>"execution_count": null,</text:p>
      <text:p text:style-name="P26"><text:s text:c="3"/>"id": "064c4c1b-82f6-4615-9fca-ead853e989ef",</text:p>
      <text:p text:style-name="P27"><text:s text:c="3"/>"metadata": {},</text:p>
      <text:p text:style-name="P28"><text:s text:c="3"/>"outputs": [],</text:p>
      <text:p text:style-name="P29"><text:s text:c="3"/>"source": [</text:p>
      <text:p text:style-name="P30"><text:s text:c="4"/>"data=pd.read_csv(r\"../traffic volume.csv\")"</text:p>
      <text:p text:style-name="P31"><text:s text:c="3"/>]</text:p>
      <text:p text:style-name="P32"><text:s text:c="2"/>},</text:p>
      <text:p text:style-name="P33"><text:s text:c="2"/>{</text:p>
      <text:p text:style-name="P34"><text:s text:c="3"/>"cell_type": "code",</text:p>
      <text:p text:style-name="P35"><text:s text:c="3"/>"execution_count": null,</text:p>
      <text:p text:style-name="P36"><text:s text:c="3"/>"id": "a06a0d77-b262-4814-9e2b-efcf072bbb51",</text:p>
      <text:p text:style-name="P37"><text:s text:c="3"/>"metadata": {},</text:p>
      <text:p text:style-name="P38"><text:s text:c="3"/>"outputs": [],</text:p>
      <text:p text:style-name="P39"><text:s text:c="3"/>"source": [</text:p>
      <text:p text:style-name="P40"><text:s text:c="4"/>"data.head()"</text:p>
      <text:p text:style-name="P41"><text:s text:c="3"/>]</text:p>
      <text:p text:style-name="P42"><text:s text:c="2"/>},</text:p>
      <text:p text:style-name="P43"><text:s text:c="2"/>{</text:p>
      <text:p text:style-name="P44"><text:s text:c="3"/>"cell_type": "code",</text:p>
      <text:p text:style-name="P45"><text:s text:c="3"/>"execution_count": null,</text:p>
      <text:p text:style-name="P46"><text:s text:c="3"/>"id": "385e7dca-501a-4dc8-855c-910d66adb431",</text:p>
      <text:p text:style-name="P47"><text:s text:c="3"/>"metadata": {},</text:p>
      <text:p text:style-name="P48"><text:s text:c="3"/>"outputs": [],</text:p>
      <text:p text:style-name="P49"><text:s text:c="3"/>"source": [</text:p>
      <text:p text:style-name="P50"><text:s text:c="4"/>"data.describe()"</text:p>
      <text:p text:style-name="P51"><text:s text:c="3"/>]</text:p>
      <text:p text:style-name="P52"><text:s text:c="2"/>},</text:p>
      <text:p text:style-name="P53"><text:s text:c="2"/>{</text:p>
      <text:p text:style-name="P54"><text:s text:c="3"/>"cell_type": "code",</text:p>
      <text:p text:style-name="P55"><text:s text:c="3"/>"execution_count": null,</text:p>
      <text:p text:style-name="P56"><text:s text:c="3"/>"id": "db8f3992-e004-463e-b877-e9555f20a6f2",</text:p>
      <text:p text:style-name="P57"><text:s text:c="3"/>"metadata": {},</text:p>
      <text:p text:style-name="P58"><text:s text:c="3"/>"outputs": [],</text:p>
      <text:p text:style-name="P59"><text:s text:c="3"/>"source": [</text:p>
      <text:p text:style-name="P60"><text:s text:c="4"/>"data.info()"</text:p>
      <text:p text:style-name="P61"><text:s text:c="3"/>]</text:p>
      <text:p text:style-name="P62"><text:s text:c="2"/>},</text:p>
      <text:p text:style-name="P63"><text:s text:c="2"/>{</text:p>
      <text:p text:style-name="P64"><text:s text:c="3"/>"cell_type": "code",</text:p>
      <text:p text:style-name="P65"><text:s text:c="3"/>"execution_count": null,</text:p>
      <text:p text:style-name="P66"><text:s text:c="3"/>"id": "dbad1d77-5c8a-41eb-b94a-c3b1bd10cc09",</text:p>
      <text:p text:style-name="P67"><text:s text:c="3"/>"metadata": {},</text:p>
      <text:p text:style-name="P68"><text:s text:c="3"/>"outputs": [],</text:p>
      <text:p text:style-name="P69"><text:s text:c="3"/>"source": [</text:p>
      <text:p text:style-name="P70"><text:s text:c="4"/>"data.isnull().sum()"</text:p>
      <text:p text:style-name="P71"><text:s text:c="3"/>]</text:p>
      <text:p text:style-name="P72"><text:s text:c="2"/>},</text:p>
      <text:p text:style-name="P73"><text:s text:c="2"/>{</text:p>
      <text:p text:style-name="P74"><text:s text:c="3"/>"cell_type": "code",</text:p>
      <text:p text:style-name="P75"><text:s text:c="3"/>"execution_count": null,</text:p>
      <text:p text:style-name="P76"><text:s text:c="3"/>"id": "99896f28-fbda-4f47-81a1-c20f380318a8",</text:p>
      <text:p text:style-name="P77"><text:s text:c="3"/>"metadata": {},</text:p>
      <text:p text:style-name="P78"><text:s text:c="3"/>"outputs": [],</text:p>
      <text:p text:style-name="P79"><text:s text:c="3"/>"source": [</text:p>
      <text:p text:style-name="P80"><text:s text:c="4"/>"data['temp'] = data['temp'].fillna(data['temp'].mean())\n",</text:p>
      <text:p text:style-name="P81"><text:s text:c="4"/>"data['rain'] = data['rain'].fillna(data['rain'].mean())\n",</text:p>
      <text:p text:style-name="P82"><text:s text:c="4"/>"data['snow'] = data['snow'].fillna(data['snow'].mean())"</text:p>
      <text:p text:style-name="P83"><text:s text:c="3"/>]</text:p>
      <text:p text:style-name="P84"><text:s text:c="2"/>},</text:p>
      <text:p text:style-name="P85"><text:s text:c="2"/>{</text:p>
      <text:p text:style-name="P86"><text:s text:c="3"/>"cell_type": "code",</text:p>
      <text:p text:style-name="P87"><text:s text:c="3"/>"execution_count": null,</text:p>
      <text:p text:style-name="P88"><text:s text:c="3"/>"id": "d9b6689c-ed5a-4d0c-b36a-4587bac9ff5d",</text:p>
      <text:p text:style-name="P89"><text:s text:c="3"/>"metadata": {},</text:p>
      <text:p text:style-name="P90"><text:s text:c="3"/>"outputs": [],</text:p>
      <text:p text:style-name="P91"><text:s text:c="3"/>"source": [</text:p>
      <text:p text:style-name="P92"><text:s text:c="4"/>"from collections import Counter"</text:p>
      <text:p text:style-name="P93"><text:s text:c="3"/>]</text:p>
      <text:p text:style-name="P94"><text:s text:c="2"/>},</text:p>
      <text:p text:style-name="P95"><text:s text:c="2"/>{</text:p>
      <text:p text:style-name="P96"><text:s text:c="3"/>"cell_type": "code",</text:p>
      <text:p text:style-name="P97"><text:s text:c="3"/>"execution_count": null,</text:p>
      <text:p text:style-name="P98"><text:s text:c="3"/>"id": "4a97162f-4b93-4d64-af52-a2c2b6f47d47",</text:p>
      <text:p text:style-name="P99"><text:s text:c="3"/>"metadata": {},</text:p>
      <text:p text:style-name="P100"><text:s text:c="3"/>"outputs": [],</text:p>
      <text:p text:style-name="P101"><text:s text:c="3"/>"source": [</text:p>
      <text:p text:style-name="P102"><text:s text:c="4"/>"print(Counter(data['weather']))"</text:p>
      <text:p text:style-name="P103"><text:s text:c="3"/>]</text:p>
      <text:p text:style-name="P104"><text:s text:c="2"/>},</text:p>
      <text:p text:style-name="P105"><text:s text:c="2"/>{</text:p>
      <text:p text:style-name="P106"><text:s text:c="3"/>"cell_type": "code",</text:p>
      <text:p text:style-name="P107"><text:s text:c="3"/>"execution_count": null,</text:p>
      <text:p text:style-name="P108"><text:s text:c="3"/>"id": "22e58c70-d795-4808-bb19-9424e0f2f314",</text:p>
      <text:p text:style-name="P109"><text:s text:c="3"/>"metadata": {},</text:p>
      <text:p text:style-name="P110"><text:s text:c="3"/>"outputs": [],</text:p>
      <text:p text:style-name="P111"><text:s text:c="3"/>"source": [</text:p>
      <text:p text:style-name="P112"><text:s text:c="4"/>"data['weather'] = data['weather'].fillna('Clouds')\n"</text:p>
      <text:p text:style-name="P113"><text:s text:c="3"/>]</text:p>
      <text:p text:style-name="P114"><text:s text:c="2"/>},</text:p>
      <text:p text:style-name="P115"><text:s text:c="2"/>{</text:p>
      <text:p text:style-name="P116"><text:s text:c="3"/>"cell_type": "code",</text:p>
      <text:p text:style-name="P117"><text:s text:c="3"/>"execution_count": null,</text:p>
      <text:p text:style-name="P118"><text:s text:c="3"/>"id": "ab8356a3-23da-4b8c-9b72-775c4c55dc3e",</text:p>
      <text:p text:style-name="P119"><text:s text:c="3"/>"metadata": {},</text:p>
      <text:p text:style-name="P120"><text:s text:c="3"/>"outputs": [],</text:p>
      <text:p text:style-name="P121"><text:s text:c="3"/>"source": [</text:p>
      <text:p text:style-name="P122"><text:s text:c="4"/>"data.isnull().sum()"</text:p>
      <text:p text:style-name="P123"><text:s text:c="3"/>]</text:p>
      <text:p text:style-name="P124"><text:s text:c="2"/>},</text:p>
      <text:p text:style-name="P125"><text:s text:c="2"/>{</text:p>
      <text:p text:style-name="P126"><text:s text:c="3"/>"cell_type": "code",</text:p>
      <text:p text:style-name="P127"><text:s text:c="3"/>"execution_count": null,</text:p>
      <text:p text:style-name="P128"><text:s text:c="3"/>"id": "f9b25b43-7f38-4cc4-8241-48dcf22a4c47",</text:p>
      <text:p text:style-name="P129"><text:s text:c="3"/>"metadata": {},</text:p>
      <text:p text:style-name="P130"><text:s text:c="3"/>"outputs": [],</text:p>
      <text:p text:style-name="P131"><text:s text:c="3"/>"source": [</text:p>
      <text:p text:style-name="P132"><text:s text:c="4"/>"from sklearn.preprocessing import LabelEncoder"</text:p>
      <text:p text:style-name="P133"><text:s text:c="3"/>]</text:p>
      <text:p text:style-name="P134"><text:s text:c="2"/>},</text:p>
      <text:p text:style-name="P135"><text:s text:c="2"/>{</text:p>
      <text:p text:style-name="P136"><text:s text:c="3"/>"cell_type": "code",</text:p>
      <text:p text:style-name="P137"><text:s text:c="3"/>"execution_count": null,</text:p>
      <text:p text:style-name="P138"><text:s text:c="3"/>"id": "79833c25-a85c-479c-b0ed-de7f125f5d26",</text:p>
      <text:p text:style-name="P139"><text:s text:c="3"/>"metadata": {},</text:p>
      <text:p text:style-name="P140"><text:s text:c="3"/>"outputs": [],</text:p>
      <text:p text:style-name="P141"><text:s text:c="3"/>"source": [</text:p>
      <text:p text:style-name="P142"><text:s text:c="4"/>"le = LabelEncoder()"</text:p>
      <text:p text:style-name="P143"><text:s text:c="3"/>]</text:p>
      <text:p text:style-name="P144"><text:s text:c="2"/>},</text:p>
      <text:p text:style-name="P145"><text:s text:c="2"/>{</text:p>
      <text:p text:style-name="P146"><text:s text:c="3"/>"cell_type": "code",</text:p>
      <text:p text:style-name="P147"><text:s text:c="3"/>"execution_count": null,</text:p>
      <text:p text:style-name="P148"><text:s text:c="3"/>"id": "a94cbf05-5465-4ffb-bb79-f231ec90f2be",</text:p>
      <text:p text:style-name="P149"><text:s text:c="3"/>"metadata": {},</text:p>
      <text:p text:style-name="P150"><text:s text:c="3"/>"outputs": [],</text:p>
      <text:p text:style-name="P151"><text:s text:c="3"/>"source": [</text:p>
      <text:p text:style-name="P152"><text:s text:c="4"/>"data['weather'] = le.fit_transform(data['weather'])"</text:p>
      <text:p text:style-name="P153"><text:s text:c="3"/>]</text:p>
      <text:p text:style-name="P154"><text:s text:c="2"/>},</text:p>
      <text:p text:style-name="P155"><text:s text:c="2"/>{</text:p>
      <text:p text:style-name="P156"><text:s text:c="3"/>"cell_type": "code",</text:p>
      <text:p text:style-name="P157"><text:s text:c="3"/>"execution_count": null,</text:p>
      <text:p text:style-name="P158"><text:s text:c="3"/>"id": "68f36e09-393c-4810-82df-dd7c3ba040bf",</text:p>
      <text:p text:style-name="P159"><text:s text:c="3"/>"metadata": {},</text:p>
      <text:p text:style-name="P160"><text:s text:c="3"/>"outputs": [],</text:p>
      <text:p text:style-name="P161"><text:s text:c="3"/>"source": [</text:p>
      <text:p text:style-name="P162"><text:s text:c="4"/>"data['holiday'] = le.fit_transform(data['holiday'])"</text:p>
      <text:p text:style-name="P163"><text:s text:c="3"/>]</text:p>
      <text:p text:style-name="P164"><text:s text:c="2"/>},</text:p>
      <text:p text:style-name="P165"><text:s text:c="2"/>{</text:p>
      <text:p text:style-name="P166"><text:s text:c="3"/>"cell_type": "code",</text:p>
      <text:p text:style-name="P167"><text:s text:c="3"/>"execution_count": null,</text:p>
      <text:p text:style-name="P168"><text:s text:c="3"/>"id": "86ee6ae4-a4c6-42eb-be34-268c6f734758",</text:p>
      <text:p text:style-name="P169"><text:s text:c="3"/>"metadata": {},</text:p>
      <text:p text:style-name="P170"><text:s text:c="3"/>"outputs": [],</text:p>
      <text:p text:style-name="P171"><text:s text:c="3"/>"source": [</text:p>
      <text:p text:style-name="P172"><text:s text:c="4"/>"import matplotlib.pyplot as plt"</text:p>
      <text:p text:style-name="P173"><text:s text:c="3"/>]</text:p>
      <text:p text:style-name="P174"><text:s text:c="2"/>},</text:p>
      <text:p text:style-name="P175"><text:s text:c="2"/>{</text:p>
      <text:p text:style-name="P176"><text:s text:c="3"/>"cell_type": "code",</text:p>
      <text:p text:style-name="P177"><text:s text:c="3"/>"execution_count": null,</text:p>
      <text:p text:style-name="P178"><text:s text:c="3"/>"id": "4be286bb-e03e-4853-a904-1639e1483e93",</text:p>
      <text:p text:style-name="P179"><text:s text:c="3"/>"metadata": {},</text:p>
      <text:p text:style-name="P180"><text:s text:c="3"/>"outputs": [],</text:p>
      <text:p text:style-name="P181"><text:s text:c="3"/>"source": [</text:p>
      <text:p text:style-name="P182"><text:s text:c="4"/>"data.select_dtypes(include='number').corr()"</text:p>
      <text:p text:style-name="P183"><text:s text:c="3"/>]</text:p>
      <text:p text:style-name="P184"><text:s text:c="2"/>},</text:p>
      <text:p text:style-name="P185"><text:s text:c="2"/>{</text:p>
      <text:p text:style-name="P186"><text:s text:c="3"/>"cell_type": "code",</text:p>
      <text:p text:style-name="P187"><text:s text:c="3"/>"execution_count": null,</text:p>
      <text:p text:style-name="P188"><text:s text:c="3"/>"id": "e59bf3f9-e849-405c-8c3f-7daea5abdba2",</text:p>
      <text:p text:style-name="P189"><text:s text:c="3"/>"metadata": {},</text:p>
      <text:p text:style-name="P190"><text:s text:c="3"/>"outputs": [],</text:p>
      <text:p text:style-name="P191"><text:s text:c="3"/>"source": [</text:p>
      <text:p text:style-name="P192"><text:s text:c="4"/>"data.head()"</text:p>
      <text:p text:style-name="P193"><text:s text:c="3"/>]</text:p>
      <text:p text:style-name="P194"><text:s text:c="2"/>},</text:p>
      <text:p text:style-name="P195"><text:s text:c="2"/>{</text:p>
      <text:p text:style-name="P196"><text:s text:c="3"/>"cell_type": "code",</text:p>
      <text:p text:style-name="P197"><text:s text:c="3"/>"execution_count": null,</text:p>
      <text:p text:style-name="P198"><text:s text:c="3"/>"id": "2da505c5-d178-4ab7-908f-710ed4eb7642",</text:p>
      <text:p text:style-name="P199"><text:s text:c="3"/>"metadata": {},</text:p>
      <text:p text:style-name="P200"><text:s text:c="3"/>"outputs": [],</text:p>
      <text:p text:style-name="P201"><text:s text:c="3"/>"source": [</text:p>
      <text:p text:style-name="P202"><text:s text:c="4"/>"sns.pairplot(data)"</text:p>
      <text:p text:style-name="P203"><text:s text:c="3"/>]</text:p>
      <text:p text:style-name="P204"><text:s text:c="2"/>},</text:p>
      <text:p text:style-name="P205"><text:s text:c="2"/>{</text:p>
      <text:p text:style-name="P206"><text:s text:c="3"/>"cell_type": "code",</text:p>
      <text:p text:style-name="P207"><text:s text:c="3"/>"execution_count": null,</text:p>
      <text:p text:style-name="P208"><text:s text:c="3"/>"id": "a71d341f-6c98-401a-9249-374eac598451",</text:p>
      <text:p text:style-name="P209"><text:s text:c="3"/>"metadata": {},</text:p>
      <text:p text:style-name="P210"><text:s text:c="3"/>"outputs": [],</text:p>
      <text:p text:style-name="P211"><text:s text:c="3"/>"source": [</text:p>
      <text:p text:style-name="P212"><text:s text:c="4"/>"data.boxplot()"</text:p>
      <text:p text:style-name="P213"><text:s text:c="3"/>]</text:p>
      <text:p text:style-name="P214"><text:s text:c="2"/>},</text:p>
      <text:p text:style-name="P215"><text:s text:c="2"/>{</text:p>
      <text:p text:style-name="P216"><text:s text:c="3"/>"cell_type": "code",</text:p>
      <text:p text:style-name="P217"><text:s text:c="3"/>"execution_count": null,</text:p>
      <text:p text:style-name="P218"><text:s text:c="3"/>"id": "e66c6843-fbdb-4573-8664-c439352a4124",</text:p>
      <text:p text:style-name="P219"><text:s text:c="3"/>"metadata": {},</text:p>
      <text:p text:style-name="P220"><text:s text:c="3"/>"outputs": [],</text:p>
      <text:p text:style-name="P221"><text:s text:c="3"/>"source": [</text:p>
      <text:p text:style-name="P222"><text:s text:c="4"/>"data.select_dtypes(include='number').corr()"</text:p>
      <text:p text:style-name="P223"><text:s text:c="3"/>]</text:p>
      <text:p text:style-name="P224"><text:s text:c="2"/>},</text:p>
      <text:p text:style-name="P225"><text:s text:c="2"/>{</text:p>
      <text:p text:style-name="P226"><text:s text:c="3"/>"cell_type": "code",</text:p>
      <text:p text:style-name="P227"><text:s text:c="3"/>"execution_count": null,</text:p>
      <text:p text:style-name="P228"><text:s text:c="3"/>"id": "f3d7d507-e098-4446-ad65-84949a36d8f2",</text:p>
      <text:p text:style-name="P229"><text:s text:c="3"/>"metadata": {},</text:p>
      <text:p text:style-name="P230"><text:s text:c="3"/>"outputs": [],</text:p>
      <text:p text:style-name="P231"><text:s text:c="3"/>"source": [</text:p>
      <text:p text:style-name="P232"><text:s text:c="4"/>"data[[\"day\",\"month\",\"year\"]] = data[\"date\"].str.split(\"-\", expand = True)"</text:p>
      <text:p text:style-name="P233"><text:s text:c="3"/>]</text:p>
      <text:p text:style-name="P234"><text:s text:c="2"/>},</text:p>
      <text:p text:style-name="P235"><text:s text:c="2"/>{</text:p>
      <text:p text:style-name="P236"><text:s text:c="3"/>"cell_type": "code",</text:p>
      <text:p text:style-name="P237"><text:s text:c="3"/>"execution_count": null,</text:p>
      <text:p text:style-name="P238"><text:s text:c="3"/>"id": "dbb1d208-6e51-4815-bcc9-c32fa5a535a7",</text:p>
      <text:p text:style-name="P239"><text:s text:c="3"/>"metadata": {},</text:p>
      <text:p text:style-name="P240"><text:s text:c="3"/>"outputs": [],</text:p>
      <text:p text:style-name="P241"><text:s text:c="3"/>"source": [</text:p>
      <text:p text:style-name="P242"><text:s text:c="4"/>"data[[\"hours\", \"minutes\", \"seconds\"]] = data[\"Time\"].str.split(\":\", expand = True)"</text:p>
      <text:p text:style-name="P243"><text:s text:c="3"/>]</text:p>
      <text:p text:style-name="P244"><text:s text:c="2"/>},</text:p>
      <text:p text:style-name="P245"><text:s text:c="2"/>{</text:p>
      <text:p text:style-name="P246"><text:s text:c="3"/>"cell_type": "code",</text:p>
      <text:p text:style-name="P247"><text:s text:c="3"/>"execution_count": null,</text:p>
      <text:p text:style-name="P248"><text:s text:c="3"/>"id": "07d91935-22fe-43d8-ad37-8e58c7f90488",</text:p>
      <text:p text:style-name="P249"><text:s text:c="3"/>"metadata": {},</text:p>
      <text:p text:style-name="P250"><text:s text:c="3"/>"outputs": [],</text:p>
      <text:p text:style-name="P251"><text:s text:c="3"/>"source": [</text:p>
      <text:p text:style-name="P252"><text:s text:c="4"/>"data.drop(columns=['date','Time'],axis=1,inplace=True)"</text:p>
      <text:p text:style-name="P253"><text:s text:c="3"/>]</text:p>
      <text:p text:style-name="P254"><text:s text:c="2"/>},</text:p>
      <text:p text:style-name="P255"><text:s text:c="2"/>{</text:p>
      <text:p text:style-name="P256"><text:s text:c="3"/>"cell_type": "code",</text:p>
      <text:p text:style-name="P257"><text:s text:c="3"/>"execution_count": null,</text:p>
      <text:p text:style-name="P258"><text:s text:c="3"/>"id": "630826ad-7eb3-4609-be35-5fd3916a20da",</text:p>
      <text:p text:style-name="P259"><text:s text:c="3"/>"metadata": {},</text:p>
      <text:p text:style-name="P260"><text:s text:c="3"/>"outputs": [],</text:p>
      <text:p text:style-name="P261"><text:s text:c="3"/>"source": [</text:p>
      <text:p text:style-name="P262"><text:s text:c="4"/>"data.head()"</text:p>
      <text:p text:style-name="P263"><text:s text:c="3"/>]</text:p>
      <text:p text:style-name="P264"><text:s text:c="2"/>},</text:p>
      <text:p text:style-name="P265"><text:s text:c="2"/>{</text:p>
      <text:p text:style-name="P266"><text:s text:c="3"/>"cell_type": "code",</text:p>
      <text:p text:style-name="P267"><text:s text:c="3"/>"execution_count": null,</text:p>
      <text:p text:style-name="P268"><text:s text:c="3"/>"id": "5ac9276f-6689-41e9-859d-268ed2d8d3bb",</text:p>
      <text:p text:style-name="P269"><text:s text:c="3"/>"metadata": {},</text:p>
      <text:p text:style-name="P270"><text:s text:c="3"/>"outputs": [],</text:p>
      <text:p text:style-name="P271"><text:s text:c="3"/>"source": [</text:p>
      <text:p text:style-name="P272"><text:s text:c="4"/>"y = data['traffic_volume']\n",</text:p>
      <text:p text:style-name="P273"><text:s text:c="4"/>"x = data.drop(columns=['traffic_volume'],axis=1)"</text:p>
      <text:p text:style-name="P274"><text:s text:c="3"/>]</text:p>
      <text:p text:style-name="P275"><text:s text:c="2"/>},</text:p>
      <text:p text:style-name="P276"><text:s text:c="2"/>{</text:p>
      <text:p text:style-name="P277"><text:s text:c="3"/>"cell_type": "code",</text:p>
      <text:p text:style-name="P278"><text:s text:c="3"/>"execution_count": null,</text:p>
      <text:p text:style-name="P279"><text:s text:c="3"/>"id": "18cfa19f-21a4-4329-882e-34db6d49c886",</text:p>
      <text:p text:style-name="P280"><text:s text:c="3"/>"metadata": {},</text:p>
      <text:p text:style-name="P281"><text:s text:c="3"/>"outputs": [],</text:p>
      <text:p text:style-name="P282"><text:s text:c="3"/>"source": [</text:p>
      <text:p text:style-name="P283"><text:s text:c="4"/>"names = x.columns"</text:p>
      <text:p text:style-name="P284"><text:s text:c="3"/>]</text:p>
      <text:p text:style-name="P285"><text:s text:c="2"/>},</text:p>
      <text:p text:style-name="P286"><text:s text:c="2"/>{</text:p>
      <text:p text:style-name="P287"><text:s text:c="3"/>"cell_type": "code",</text:p>
      <text:p text:style-name="P288"><text:s text:c="3"/>"execution_count": null,</text:p>
      <text:p text:style-name="P289"><text:s text:c="3"/>"id": "63df0860-88dc-4510-929e-c3fe4c7f05dc",</text:p>
      <text:p text:style-name="P290"><text:s text:c="3"/>"metadata": {},</text:p>
      <text:p text:style-name="P291"><text:s text:c="3"/>"outputs": [],</text:p>
      <text:p text:style-name="P292"><text:s text:c="3"/>"source": [</text:p>
      <text:p text:style-name="P293"><text:s text:c="4"/>"from sklearn.preprocessing import scale"</text:p>
      <text:p text:style-name="P294"><text:s text:c="3"/>]</text:p>
      <text:p text:style-name="P295"><text:s text:c="2"/>},</text:p>
      <text:p text:style-name="P296"><text:s text:c="2"/>{</text:p>
      <text:p text:style-name="P297"><text:s text:c="3"/>"cell_type": "code",</text:p>
      <text:p text:style-name="P298"><text:s text:c="3"/>"execution_count": null,</text:p>
      <text:p text:style-name="P299"><text:s text:c="3"/>"id": "018bbaa8-c259-4a5f-acf9-f26a0ceb3e08",</text:p>
      <text:p text:style-name="P300"><text:s text:c="3"/>"metadata": {},</text:p>
      <text:p text:style-name="P301"><text:s text:c="3"/>"outputs": [],</text:p>
      <text:p text:style-name="P302"><text:s text:c="3"/>"source": [</text:p>
      <text:p text:style-name="P303"><text:s text:c="4"/>"x = scale(x)"</text:p>
      <text:p text:style-name="P304"><text:s text:c="3"/>]</text:p>
      <text:p text:style-name="P305"><text:s text:c="2"/>},</text:p>
      <text:p text:style-name="P306"><text:s text:c="2"/>{</text:p>
      <text:p text:style-name="P307"><text:s text:c="3"/>"cell_type": "code",</text:p>
      <text:p text:style-name="P308"><text:s text:c="3"/>"execution_count": null,</text:p>
      <text:p text:style-name="P309"><text:s text:c="3"/>"id": "765b716d-a383-4450-bcdd-a6bc63fc8aea",</text:p>
      <text:p text:style-name="P310"><text:s text:c="3"/>"metadata": {},</text:p>
      <text:p text:style-name="P311"><text:s text:c="3"/>"outputs": [],</text:p>
      <text:p text:style-name="P312"><text:s text:c="3"/>"source": [</text:p>
      <text:p text:style-name="P313"><text:s text:c="4"/>"x = pd.DataFrame(x,columns=names)"</text:p>
      <text:p text:style-name="P314"><text:s text:c="3"/>]</text:p>
      <text:p text:style-name="P315"><text:s text:c="2"/>},</text:p>
      <text:p text:style-name="P316"><text:s text:c="2"/>{</text:p>
      <text:p text:style-name="P317"><text:s text:c="3"/>"cell_type": "code",</text:p>
      <text:p text:style-name="P318"><text:s text:c="3"/>"execution_count": null,</text:p>
      <text:p text:style-name="P319"><text:s text:c="3"/>"id": "25f0e8bc-d395-4fd8-8db9-b599469cca45",</text:p>
      <text:p text:style-name="P320"><text:s text:c="3"/>"metadata": {},</text:p>
      <text:p text:style-name="P321"><text:s text:c="3"/>"outputs": [],</text:p>
      <text:p text:style-name="P322"><text:s text:c="3"/>"source": [</text:p>
      <text:p text:style-name="P323"><text:s text:c="4"/>"x.head()"</text:p>
      <text:p text:style-name="P324"><text:s text:c="3"/>]</text:p>
      <text:p text:style-name="P325"><text:s text:c="2"/>},</text:p>
      <text:p text:style-name="P326"><text:s text:c="2"/>{</text:p>
      <text:p text:style-name="P327"><text:s text:c="3"/>"cell_type": "code",</text:p>
      <text:p text:style-name="P328"><text:s text:c="3"/>"execution_count": null,</text:p>
      <text:p text:style-name="P329"><text:s text:c="3"/>"id": "37f5643d-a763-4b14-b7bf-560db7b4b8da",</text:p>
      <text:p text:style-name="P330"><text:s text:c="3"/>"metadata": {},</text:p>
      <text:p text:style-name="P331"><text:s text:c="3"/>"outputs": [],</text:p>
      <text:p text:style-name="P332"><text:s text:c="3"/>"source": [</text:p>
      <text:p text:style-name="P333"><text:s text:c="4"/>"from sklearn.model_selection import train_test_split"</text:p>
      <text:p text:style-name="P334"><text:s text:c="3"/>]</text:p>
      <text:p text:style-name="P335"><text:s text:c="2"/>},</text:p>
      <text:p text:style-name="P336"><text:s text:c="2"/>{</text:p>
      <text:p text:style-name="P337"><text:s text:c="3"/>"cell_type": "code",</text:p>
      <text:p text:style-name="P338"><text:s text:c="3"/>"execution_count": null,</text:p>
      <text:p text:style-name="P339"><text:s text:c="3"/>"id": "05e37c19-0c5e-4476-b005-9b7bc519590c",</text:p>
      <text:p text:style-name="P340"><text:s text:c="3"/>"metadata": {},</text:p>
      <text:p text:style-name="P341"><text:s text:c="3"/>"outputs": [],</text:p>
      <text:p text:style-name="P342"><text:s text:c="3"/>"source": [</text:p>
      <text:p text:style-name="P343"><text:s text:c="4"/>"x_train,x_test,y_train,y_test = train_test_split(x,y,test_size=0.2,random_state =0)"</text:p>
      <text:p text:style-name="P344"><text:s text:c="3"/>]</text:p>
      <text:p text:style-name="P345"><text:s text:c="2"/>},</text:p>
      <text:p text:style-name="P346"><text:s text:c="2"/>{</text:p>
      <text:p text:style-name="P347"><text:s text:c="3"/>"cell_type": "code",</text:p>
      <text:p text:style-name="P348"><text:s text:c="3"/>"execution_count": null,</text:p>
      <text:p text:style-name="P349"><text:s text:c="3"/>"id": "8789631a-134f-416b-9c9d-da8e8c8708cf",</text:p>
      <text:p text:style-name="P350"><text:s text:c="3"/>"metadata": {},</text:p>
      <text:p text:style-name="P351"><text:s text:c="3"/>"outputs": [],</text:p>
      <text:p text:style-name="P352"><text:s text:c="3"/>"source": [</text:p>
      <text:p text:style-name="P353"><text:s text:c="4"/>"from sklearn import linear_model\n",</text:p>
      <text:p text:style-name="P354"><text:s text:c="4"/>"from sklearn import tree\n",</text:p>
      <text:p text:style-name="P355"><text:s text:c="4"/>"from sklearn import ensemble\n",</text:p>
      <text:p text:style-name="P356"><text:s text:c="4"/>"from sklearn import svm\n",</text:p>
      <text:p text:style-name="P357"><text:s text:c="4"/>"import xgboost"</text:p>
      <text:p text:style-name="P358"><text:s text:c="3"/>]</text:p>
      <text:p text:style-name="P359"><text:s text:c="2"/>},</text:p>
      <text:p text:style-name="P360"><text:s text:c="2"/>{</text:p>
      <text:p text:style-name="P361"><text:s text:c="3"/>"cell_type": "code",</text:p>
      <text:p text:style-name="P362"><text:s text:c="3"/>"execution_count": null,</text:p>
      <text:p text:style-name="P363"><text:s text:c="3"/>"id": "017db2c3-355b-4aef-b191-845c3a9ef5ea",</text:p>
      <text:p text:style-name="P364"><text:s text:c="3"/>"metadata": {},</text:p>
      <text:p text:style-name="P365"><text:s text:c="3"/>"outputs": [],</text:p>
      <text:p text:style-name="P366"><text:s text:c="3"/>"source": [</text:p>
      <text:p text:style-name="P367"><text:s text:c="4"/>"lin_reg = linear_model.LinearRegression()\n",</text:p>
      <text:p text:style-name="P368"><text:s text:c="4"/>"Dtree = tree.DecisionTreeRegressor()\n",</text:p>
      <text:p text:style-name="P369"><text:s text:c="4"/>"Rand = ensemble.RandomForestRegressor()\n",</text:p>
      <text:p text:style-name="P370"><text:s text:c="4"/>"svr = svm.SVR()\n",</text:p>
      <text:p text:style-name="P371"><text:s text:c="4"/>"XGB = xgboost.XGBRegressor()"</text:p>
      <text:p text:style-name="P372"><text:s text:c="3"/>]</text:p>
      <text:p text:style-name="P373"><text:s text:c="2"/>},</text:p>
      <text:p text:style-name="P374"><text:s text:c="2"/>{</text:p>
      <text:p text:style-name="P375"><text:s text:c="3"/>"cell_type": "code",</text:p>
      <text:p text:style-name="P376"><text:s text:c="3"/>"execution_count": null,</text:p>
      <text:p text:style-name="P377"><text:s text:c="3"/>"id": "4a947ee0-1c27-423a-8505-5131b59a109f",</text:p>
      <text:p text:style-name="P378"><text:s text:c="3"/>"metadata": {},</text:p>
      <text:p text:style-name="P379"><text:s text:c="3"/>"outputs": [],</text:p>
      <text:p text:style-name="P380"><text:s text:c="3"/>"source": [</text:p>
      <text:p text:style-name="P381"><text:s text:c="4"/>"lin_reg.fit(x_train,y_train)\n",</text:p>
      <text:p text:style-name="P382"><text:s text:c="4"/>"Dtree.fit(x_train,y_train)\n",</text:p>
      <text:p text:style-name="P383"><text:s text:c="4"/>"Rand.fit(x_train,y_train)\n",</text:p>
      <text:p text:style-name="P384"><text:s text:c="4"/>"svr.fit(x_train,y_train)\n",</text:p>
      <text:p text:style-name="P385"><text:s text:c="4"/>"XGB.fit(x_train,y_train)"</text:p>
      <text:p text:style-name="P386"><text:s text:c="3"/>]</text:p>
      <text:p text:style-name="P387"><text:s text:c="2"/>},</text:p>
      <text:p text:style-name="P388"><text:s text:c="2"/>{</text:p>
      <text:p text:style-name="P389"><text:s text:c="3"/>"cell_type": "code",</text:p>
      <text:p text:style-name="P390"><text:s text:c="3"/>"execution_count": null,</text:p>
      <text:p text:style-name="P391"><text:s text:c="3"/>"id": "6b094c7f-ab49-4ddb-85f7-f7c65a1f9240",</text:p>
      <text:p text:style-name="P392"><text:s text:c="3"/>"metadata": {},</text:p>
      <text:p text:style-name="P393"><text:s text:c="3"/>"outputs": [],</text:p>
      <text:p text:style-name="P394"><text:s text:c="3"/>"source": [</text:p>
      <text:p text:style-name="P395"><text:s text:c="4"/>"p1 = lin_reg.predict(x_train)\n",</text:p>
      <text:p text:style-name="P396"><text:s text:c="4"/>"p2 = Dtree.predict(x_train)\n",</text:p>
      <text:p text:style-name="P397"><text:s text:c="4"/>"p3 = Rand.predict(x_train)\n",</text:p>
      <text:p text:style-name="P398"><text:s text:c="4"/>"p4 = svr.predict(x_train)\n",</text:p>
      <text:p text:style-name="P399"><text:s text:c="4"/>"p5 = XGB.predict(x_train)"</text:p>
      <text:p text:style-name="P400"><text:s text:c="3"/>]</text:p>
      <text:p text:style-name="P401"><text:s text:c="2"/>},</text:p>
      <text:p text:style-name="P402"><text:s text:c="2"/>{</text:p>
      <text:p text:style-name="P403"><text:s text:c="3"/>"cell_type": "code",</text:p>
      <text:p text:style-name="P404"><text:s text:c="3"/>"execution_count": null,</text:p>
      <text:p text:style-name="P405"><text:s text:c="3"/>"id": "1728d994-a3ba-4bb8-a091-1bc9b60c5894",</text:p>
      <text:p text:style-name="P406"><text:s text:c="3"/>"metadata": {},</text:p>
      <text:p text:style-name="P407"><text:s text:c="3"/>"outputs": [],</text:p>
      <text:p text:style-name="P408"><text:s text:c="3"/>"source": [</text:p>
      <text:p text:style-name="P409"><text:s text:c="4"/>"from sklearn import metrics"</text:p>
      <text:p text:style-name="P410"><text:s text:c="3"/>]</text:p>
      <text:p text:style-name="P411"><text:s text:c="2"/>},</text:p>
      <text:p text:style-name="P412"><text:s text:c="2"/>{</text:p>
      <text:p text:style-name="P413"><text:s text:c="3"/>"cell_type": "code",</text:p>
      <text:p text:style-name="P414"><text:s text:c="3"/>"execution_count": null,</text:p>
      <text:p text:style-name="P415"><text:s text:c="3"/>"id": "5e6d2128-9072-4112-9269-4bf5eec963a2",</text:p>
      <text:p text:style-name="P416"><text:s text:c="3"/>"metadata": {},</text:p>
      <text:p text:style-name="P417"><text:s text:c="3"/>"outputs": [],</text:p>
      <text:p text:style-name="P418"><text:s text:c="3"/>"source": [</text:p>
      <text:p text:style-name="P419"><text:s text:c="4"/>"print(metrics.r2_score(p1,y_train))\n",</text:p>
      <text:p text:style-name="P420"><text:s text:c="4"/>"print(metrics.r2_score(p2,y_train))\n",</text:p>
      <text:p text:style-name="P421"><text:s text:c="4"/>"print(metrics.r2_score(p3,y_train))\n",</text:p>
      <text:p text:style-name="P422"><text:s text:c="4"/>"print(metrics.r2_score(p4,y_train))\n",</text:p>
      <text:p text:style-name="P423"><text:s text:c="4"/>"print(metrics.r2_score(p5,y_train))"</text:p>
      <text:p text:style-name="P424"><text:s text:c="3"/>]</text:p>
      <text:p text:style-name="P425"><text:s text:c="2"/>},</text:p>
      <text:p text:style-name="P426"><text:s text:c="2"/>{</text:p>
      <text:p text:style-name="P427"><text:s text:c="3"/>"cell_type": "code",</text:p>
      <text:p text:style-name="P428"><text:s text:c="3"/>"execution_count": null,</text:p>
      <text:p text:style-name="P429"><text:s text:c="3"/>"id": "8a33b132-8e5b-4fd6-841b-200bad047009",</text:p>
      <text:p text:style-name="P430"><text:s text:c="3"/>"metadata": {},</text:p>
      <text:p text:style-name="P431"><text:s text:c="3"/>"outputs": [],</text:p>
      <text:p text:style-name="P432"><text:s text:c="3"/>"source": [</text:p>
      <text:p text:style-name="P433"><text:s text:c="4"/>"p1 = lin_reg.predict(x_test)\n",</text:p>
      <text:p text:style-name="P434"><text:s text:c="4"/>"p2 = Dtree.predict(x_test)\n",</text:p>
      <text:p text:style-name="P435"><text:s text:c="4"/>"p3 = Rand.predict(x_test)\n",</text:p>
      <text:p text:style-name="P436"><text:s text:c="4"/>"p4 = svr.predict(x_test)\n",</text:p>
      <text:p text:style-name="P437"><text:s text:c="4"/>"p5 = XGB.predict(x_test)"</text:p>
      <text:p text:style-name="P438"><text:s text:c="3"/>]</text:p>
      <text:p text:style-name="P439"><text:s text:c="2"/>},</text:p>
      <text:p text:style-name="P440"><text:s text:c="2"/>{</text:p>
      <text:p text:style-name="P441"><text:s text:c="3"/>"cell_type": "code",</text:p>
      <text:p text:style-name="P442"><text:s text:c="3"/>"execution_count": null,</text:p>
      <text:p text:style-name="P443"><text:s text:c="3"/>"id": "0facef0f-3e98-49fa-a401-648556f57529",</text:p>
      <text:p text:style-name="P444"><text:s text:c="3"/>"metadata": {},</text:p>
      <text:p text:style-name="P445"><text:s text:c="3"/>"outputs": [],</text:p>
      <text:p text:style-name="P446"><text:s text:c="3"/>"source": [</text:p>
      <text:p text:style-name="P447"><text:s text:c="4"/>"print(metrics.r2_score(p1,y_test))\n",</text:p>
      <text:p text:style-name="P448"><text:s text:c="4"/>"print(metrics.r2_score(p2,y_test))\n",</text:p>
      <text:p text:style-name="P449"><text:s text:c="4"/>"print(metrics.r2_score(p3,y_test))\n",</text:p>
      <text:p text:style-name="P450"><text:s text:c="4"/>"print(metrics.r2_score(p4,y_test))\n",</text:p>
      <text:p text:style-name="P451"><text:s text:c="4"/>"print(metrics.r2_score(p5,y_test))"</text:p>
      <text:p text:style-name="P452"><text:s text:c="3"/>]</text:p>
      <text:p text:style-name="P453"><text:s text:c="2"/>},</text:p>
      <text:p text:style-name="P454"><text:s text:c="2"/>{</text:p>
      <text:p text:style-name="P455"><text:s text:c="3"/>"cell_type": "code",</text:p>
      <text:p text:style-name="P456"><text:s text:c="3"/>"execution_count": null,</text:p>
      <text:p text:style-name="P457"><text:s text:c="3"/>"id": "a9fd2cb0-11eb-430d-9bf7-d60634e1ac9c",</text:p>
      <text:p text:style-name="P458"><text:s text:c="3"/>"metadata": {},</text:p>
      <text:p text:style-name="P459"><text:s text:c="3"/>"outputs": [],</text:p>
      <text:p text:style-name="P460"><text:s text:c="3"/>"source": [</text:p>
      <text:p text:style-name="P461"><text:s text:c="4"/>"MSE = metrics.mean_squared_error(p3,y_test)"</text:p>
      <text:p text:style-name="P462"><text:s text:c="3"/>]</text:p>
      <text:p text:style-name="P463"><text:s text:c="2"/>},</text:p>
      <text:p text:style-name="P464"><text:s text:c="2"/>{</text:p>
      <text:p text:style-name="P465"><text:s text:c="3"/>"cell_type": "code",</text:p>
      <text:p text:style-name="P466"><text:s text:c="3"/>"execution_count": null,</text:p>
      <text:p text:style-name="P467"><text:s text:c="3"/>"id": "fd6eb646-ef05-477b-af8c-d3bcded3ed45",</text:p>
      <text:p text:style-name="P468"><text:s text:c="3"/>"metadata": {},</text:p>
      <text:p text:style-name="P469"><text:s text:c="3"/>"outputs": [],</text:p>
      <text:p text:style-name="P470"><text:s text:c="3"/>"source": [</text:p>
      <text:p text:style-name="P471"><text:s text:c="4"/>"np.sqrt(MSE)"</text:p>
      <text:p text:style-name="P472"><text:s text:c="3"/>]</text:p>
      <text:p text:style-name="P473"><text:s text:c="2"/>},</text:p>
      <text:p text:style-name="P474"><text:s text:c="2"/>{</text:p>
      <text:p text:style-name="P475"><text:s text:c="3"/>"cell_type": "code",</text:p>
      <text:p text:style-name="P476"><text:s text:c="3"/>"execution_count": null,</text:p>
      <text:p text:style-name="P477"><text:s text:c="3"/>"id": "04f27080-9074-4839-846b-b6ada8030034",</text:p>
      <text:p text:style-name="P478"><text:s text:c="3"/>"metadata": {},</text:p>
      <text:p text:style-name="P479"><text:s text:c="3"/>"outputs": [],</text:p>
      <text:p text:style-name="P480"><text:s text:c="3"/>"source": [</text:p>
      <text:p text:style-name="P481"><text:s text:c="4"/>"import pickle"</text:p>
      <text:p text:style-name="P482"><text:s text:c="3"/>]</text:p>
      <text:p text:style-name="P483"><text:s text:c="2"/>},</text:p>
      <text:p text:style-name="P484"><text:s text:c="2"/>{</text:p>
      <text:p text:style-name="P485"><text:s text:c="3"/>"cell_type": "code",</text:p>
      <text:p text:style-name="P486"><text:s text:c="3"/>"execution_count": null,</text:p>
      <text:p text:style-name="P487"><text:s text:c="3"/>"id": "e1fc1f45-1dfb-4f53-8d13-339f0c168672",</text:p>
      <text:p text:style-name="P488"><text:s text:c="3"/>"metadata": {},</text:p>
      <text:p text:style-name="P489"><text:s text:c="3"/>"outputs": [],</text:p>
      <text:p text:style-name="P490"><text:s text:c="3"/>"source": [</text:p>
      <text:p text:style-name="P491"><text:s text:c="4"/>"pickle.dump(Rand,open(\"../model.pkl\",'wb'))\n",</text:p>
      <text:p text:style-name="P492"><text:s text:c="4"/>"pickle.dump(le,open(\"../encoder.pkl\",'wb'))"</text:p>
      <text:p text:style-name="P493"><text:s text:c="3"/>]</text:p>
      <text:p text:style-name="P494"><text:s text:c="2"/>}</text:p>
      <text:p text:style-name="P495"><text:s/>],</text:p>
      <text:p text:style-name="P496"><text:s/>"metadata": {</text:p>
      <text:p text:style-name="P497"><text:s text:c="2"/>"kernelspec": {</text:p>
      <text:p text:style-name="P498"><text:s text:c="3"/>"display_name": ".myenv",</text:p>
      <text:p text:style-name="P499"><text:s text:c="3"/>"language": "python",</text:p>
      <text:p text:style-name="P500"><text:s text:c="3"/>"name": "python3"</text:p>
      <text:p text:style-name="P501"><text:s text:c="2"/>},</text:p>
      <text:p text:style-name="P502"><text:s text:c="2"/>"language_info": {</text:p>
      <text:p text:style-name="P503"><text:s text:c="3"/>"codemirror_mode": {</text:p>
      <text:p text:style-name="P504"><text:s text:c="4"/>"name": "ipython",</text:p>
      <text:p text:style-name="P505"><text:s text:c="4"/>"version": 3</text:p>
      <text:p text:style-name="P506"><text:s text:c="3"/>},</text:p>
      <text:p text:style-name="P507"><text:s text:c="3"/>"file_extension": ".py",</text:p>
      <text:p text:style-name="P508"><text:s text:c="3"/>"mimetype": "text/x-python",</text:p>
      <text:p text:style-name="P509"><text:s text:c="3"/>"name": "python",</text:p>
      <text:p text:style-name="P510"><text:s text:c="3"/>"nbconvert_exporter": "python",</text:p>
      <text:p text:style-name="P511"><text:s text:c="3"/>"pygments_lexer": "ipython3",</text:p>
      <text:p text:style-name="P512"><text:s text:c="3"/>"version": "3.13.3"</text:p>
      <text:p text:style-name="P513"><text:s text:c="2"/>}</text:p>
      <text:p text:style-name="P514"><text:s/>},</text:p>
      <text:p text:style-name="P515"><text:s/>"nbformat": 4,</text:p>
      <text:p text:style-name="P516"><text:s/>"nbformat_minor": 5</text:p>
      <text:p text:style-name="P517">}&lt;!DOCTYPE html&gt;</text:p>
      <text:p text:style-name="P518">&lt;html&gt;</text:p>
      <text:p text:style-name="P519">&lt;head&gt;</text:p>
      <text:p text:style-name="P520">  &lt;title&gt;Home&lt;/title&gt;</text:p>
      <text:p text:style-name="P521">  &lt;style&gt;</text:p>
      <text:p text:style-name="P522">    body {</text:p>
      <text:p text:style-name="P523">      background-image: url("{{ url_for('static', filename='images/Car.jpg') }}");</text:p>
      <text:p text:style-name="P524">      background-size: cover;</text:p>
      <text:p text:style-name="P525">      background-repeat: no-repeat;</text:p>
      <text:p text:style-name="P526">      background-attachment: fixed;</text:p>
      <text:p text:style-name="P527">      margin: 0;</text:p>
      <text:p text:style-name="P528">      padding: 0;</text:p>
      <text:p text:style-name="P529">    }</text:p>
      <text:p text:style-name="P530"/>
      <text:p text:style-name="P531">    .pd {</text:p>
      <text:p text:style-name="P532">      padding-bottom: 45%;</text:p>
      <text:p text:style-name="P533">    }</text:p>
      <text:p text:style-name="P534">  &lt;/style&gt;</text:p>
      <text:p text:style-name="P535">&lt;/head&gt;</text:p>
      <text:p text:style-name="P536">&lt;body&gt;</text:p>
      <text:p text:style-name="P537"/>
      <text:p text:style-name="P538">  &lt;br&gt;</text:p>
      <text:p text:style-name="P539">  &lt;center&gt;</text:p>
      <text:p text:style-name="P540">    &lt;b class="pd"&gt;</text:p>
      <text:p text:style-name="P541">      &lt;span style="color: black; font-size: 60px; font-family: 'Comic Sans MS', cursive, sans-serif;"&gt;</text:p>
      <text:p text:style-name="P542">        Traffic volume estimation</text:p>
      <text:p text:style-name="P543">      &lt;/span&gt;</text:p>
      <text:p text:style-name="P544">    &lt;/b&gt;</text:p>
      <text:p text:style-name="P545">  &lt;/center&gt;</text:p>
      <text:p text:style-name="P546">  &lt;br&gt;&lt;br&gt;</text:p>
      <text:p text:style-name="P547"/>
      <text:p text:style-name="P548">  &lt;div&gt;</text:p>
      <text:p text:style-name="P549">    &lt;br&gt;</text:p>
      <text:p text:style-name="P550">    &lt;center&gt;</text:p>
      <text:p text:style-name="P551">      &lt;p&gt;&lt;span style="color: black;"&gt;{{ result }}&lt;/span&gt;&lt;/p&gt;  </text:p>
      <text:p text:style-name="P552">    &lt;/center&gt;</text:p>
      <text:p text:style-name="P553">  &lt;/div&gt;</text:p>
      <text:p text:style-name="P554"/>
      <text:p text:style-name="P555">&lt;/body&gt;</text:p>
      <text:p text:style-name="P556">&lt;/html&gt;</text:p>
      <text:p text:style-name="P557"/>
      <text:p text:style-name="P55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Yu Gothic Light"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Yu Gothic Light"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Yu Gothic Light" style:font-name-complex="Times New Roman" fo:color="#2F5496"/>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mgopalreddykalli@gmail.com</meta:initial-creator>
    <dc:creator>ramgopalreddykalli@gmail.com</dc:creator>
    <meta:creation-date>2025-07-05T12:36:00Z</meta:creation-date>
    <dc:date>2025-07-05T12:36:00Z</dc:date>
    <meta:template xlink:href="Normal.dotm" xlink:type="simple"/>
    <meta:editing-cycles>2</meta:editing-cycles>
    <meta:editing-duration>PT1080S</meta:editing-duration>
    <meta:document-statistic meta:page-count="1" meta:paragraph-count="38" meta:word-count="2855" meta:character-count="19093" meta:row-count="135" meta:non-whitespace-character-count="16276"/>
  </office:meta>
</office:document-meta>
</file>